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ontactInfo" style:family="table">
      <style:table-properties style:width="16.969cm" fo:margin-left="0.002cm" fo:margin-right="0.028cm" table:align="margins"/>
    </style:style>
    <style:style style:name="ContactInfo.A" style:family="table-column">
      <style:table-column-properties style:column-width="8.486cm" style:rel-column-width="32774*"/>
    </style:style>
    <style:style style:name="ContactInfo.B" style:family="table-column">
      <style:table-column-properties style:column-width="8.483cm" style:rel-column-width="32761*"/>
    </style:style>
    <style:style style:name="ContactInfo.A1" style:family="table-cell">
      <style:table-cell-properties fo:padding="0.049cm" fo:border="none"/>
    </style:style>
    <style:style style:name="ContactInfo.B1" style:family="table-cell">
      <style:table-cell-properties style:vertical-align="middle" fo:padding="0.049cm" fo:border="none"/>
    </style:style>
    <style:style style:name="PersonalINfo" style:family="table">
      <style:table-properties style:width="16.979cm" fo:margin-top="0cm" fo:margin-bottom="0cm" table:align="left"/>
    </style:style>
    <style:style style:name="PersonalINfo.A" style:family="table-column">
      <style:table-column-properties style:column-width="8.488cm"/>
    </style:style>
    <style:style style:name="PersonalINfo.B" style:family="table-column">
      <style:table-column-properties style:column-width="8.491cm"/>
    </style:style>
    <style:style style:name="PersonalINfo.A1" style:family="table-cell">
      <style:table-cell-properties fo:background-color="transparent" fo:padding="0.049cm" fo:border="none">
        <style:background-image/>
      </style:table-cell-properties>
    </style:style>
    <style:style style:name="PersonalINfo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University" style:display-name="Education_University" style:family="table">
      <style:table-properties style:width="16.949cm" table:align="left"/>
    </style:style>
    <style:style style:name="Education_5f_University.A" style:display-name="Education_University.A" style:family="table-column">
      <style:table-column-properties style:column-width="8.472cm"/>
    </style:style>
    <style:style style:name="Education_5f_University.B" style:display-name="Education_University.B" style:family="table-column">
      <style:table-column-properties style:column-width="8.477cm"/>
    </style:style>
    <style:style style:name="Education_5f_University.A1" style:display-name="Education_University.A1" style:family="table-cell">
      <style:table-cell-properties fo:background-color="transparent" fo:padding="0.049cm" fo:border="none">
        <style:background-image/>
      </style:table-cell-properties>
    </style:style>
    <style:style style:name="Education_5f_University.B1" style:display-name="Education_University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HighSchool" style:display-name="Education_HighSchool" style:family="table">
      <style:table-properties style:width="16.972cm" table:align="left"/>
    </style:style>
    <style:style style:name="Education_5f_HighSchool.A" style:display-name="Education_HighSchool.A" style:family="table-column">
      <style:table-column-properties style:column-width="8.484cm"/>
    </style:style>
    <style:style style:name="Education_5f_HighSchool.B" style:display-name="Education_HighSchool.B" style:family="table-column">
      <style:table-column-properties style:column-width="8.488cm"/>
    </style:style>
    <style:style style:name="Education_5f_HighSchool.A1" style:display-name="Education_HighSchool.A1" style:family="table-cell">
      <style:table-cell-properties fo:padding="0.049cm" fo:border="none"/>
    </style:style>
    <style:style style:name="Education_5f_HighSchool.B1" style:display-name="Education_HighSchool.B1" style:family="table-cell">
      <style:table-cell-properties style:vertical-align="middle" fo:padding="0.049cm" fo:border="none"/>
    </style:style>
    <style:style style:name="Skills-ProgrammingLanguages" style:family="table">
      <style:table-properties style:width="16.972cm" table:align="left"/>
    </style:style>
    <style:style style:name="Skills-ProgrammingLanguages.A" style:family="table-column">
      <style:table-column-properties style:column-width="4.715cm"/>
    </style:style>
    <style:style style:name="Skills-ProgrammingLanguages.B" style:family="table-column">
      <style:table-column-properties style:column-width="3.053cm"/>
    </style:style>
    <style:style style:name="Skills-ProgrammingLanguages.C" style:family="table-column">
      <style:table-column-properties style:column-width="3.246cm"/>
    </style:style>
    <style:style style:name="Skills-ProgrammingLanguages.D" style:family="table-column">
      <style:table-column-properties style:column-width="5.958cm"/>
    </style:style>
    <style:style style:name="Skills-ProgrammingLanguages.A1" style:family="table-cell">
      <style:table-cell-properties fo:background-color="#b3b3b3" fo:padding="0.049cm" fo:border="none">
        <style:background-image/>
      </style:table-cell-properties>
    </style:style>
    <style:style style:name="Skills-ProgrammingLanguages.B1" style:family="table-cell">
      <style:table-cell-properties style:vertical-align="middle" fo:background-color="#b3b3b3" fo:padding="0.049cm" fo:border="none">
        <style:background-image/>
      </style:table-cell-properties>
    </style:style>
    <style:style style:name="Skills-ProgrammingLanguages.A2" style:family="table-cell">
      <style:table-cell-properties fo:padding="0.049cm" fo:border="none"/>
    </style:style>
    <style:style style:name="Skills-ProgrammingLanguages.B2" style:family="table-cell">
      <style:table-cell-properties style:vertical-align="middle" fo:padding="0.049cm" fo:border="none"/>
    </style:style>
    <style:style style:name="Skills-ProgrammingLanguages.A3" style:family="table-cell">
      <style:table-cell-properties fo:background-color="#e6e6e6" fo:padding="0.049cm" fo:border="none">
        <style:background-image/>
      </style:table-cell-properties>
    </style:style>
    <style:style style:name="Skills-ProgrammingLanguages.B3" style:family="table-cell">
      <style:table-cell-properties style:vertical-align="middle" fo:background-color="#e6e6e6" fo:padding="0.049cm" fo:border="none">
        <style:background-image/>
      </style:table-cell-properties>
    </style:style>
    <style:style style:name="Skills-MarkupLanguages" style:family="table">
      <style:table-properties style:width="16.972cm" table:align="left"/>
    </style:style>
    <style:style style:name="Skills-MarkupLanguages.A" style:family="table-column">
      <style:table-column-properties style:column-width="4.715cm"/>
    </style:style>
    <style:style style:name="Skills-MarkupLanguages.B" style:family="table-column">
      <style:table-column-properties style:column-width="3.053cm"/>
    </style:style>
    <style:style style:name="Skills-MarkupLanguages.C" style:family="table-column">
      <style:table-column-properties style:column-width="3.246cm"/>
    </style:style>
    <style:style style:name="Skills-MarkupLanguages.D" style:family="table-column">
      <style:table-column-properties style:column-width="5.958cm"/>
    </style:style>
    <style:style style:name="Skills-MarkupLanguages.A1" style:family="table-cell">
      <style:table-cell-properties fo:background-color="#b3b3b3" fo:padding="0.049cm" fo:border="none">
        <style:background-image/>
      </style:table-cell-properties>
    </style:style>
    <style:style style:name="Skills-MarkupLanguages.B1" style:family="table-cell">
      <style:table-cell-properties style:vertical-align="middle" fo:background-color="#b3b3b3" fo:padding="0.049cm" fo:border="none">
        <style:background-image/>
      </style:table-cell-properties>
    </style:style>
    <style:style style:name="Skills-MarkupLanguages.A2" style:family="table-cell">
      <style:table-cell-properties fo:padding="0.049cm" fo:border="none"/>
    </style:style>
    <style:style style:name="Skills-MarkupLanguages.B2" style:family="table-cell">
      <style:table-cell-properties style:vertical-align="middle" fo:padding="0.049cm" fo:border="none"/>
    </style:style>
    <style:style style:name="Skills-MarkupLanguages.A3" style:family="table-cell">
      <style:table-cell-properties fo:background-color="#e6e6e6" fo:padding="0.049cm" fo:border="none">
        <style:background-image/>
      </style:table-cell-properties>
    </style:style>
    <style:style style:name="Skills-MarkupLanguages.B3" style:family="table-cell">
      <style:table-cell-properties style:vertical-align="middle" fo:background-color="#e6e6e6" fo:padding="0.049cm" fo:border="none">
        <style:background-image/>
      </style:table-cell-properties>
    </style:style>
    <style:style style:name="Skills-StyleLanguages" style:family="table">
      <style:table-properties style:width="16.972cm" table:align="left"/>
    </style:style>
    <style:style style:name="Skills-StyleLanguages.A" style:family="table-column">
      <style:table-column-properties style:column-width="4.715cm"/>
    </style:style>
    <style:style style:name="Skills-StyleLanguages.B" style:family="table-column">
      <style:table-column-properties style:column-width="3.053cm"/>
    </style:style>
    <style:style style:name="Skills-StyleLanguages.C" style:family="table-column">
      <style:table-column-properties style:column-width="3.246cm"/>
    </style:style>
    <style:style style:name="Skills-StyleLanguages.D" style:family="table-column">
      <style:table-column-properties style:column-width="5.958cm"/>
    </style:style>
    <style:style style:name="Skills-StyleLanguages.A1" style:family="table-cell">
      <style:table-cell-properties fo:background-color="#b3b3b3" fo:padding="0.049cm" fo:border="none">
        <style:background-image/>
      </style:table-cell-properties>
    </style:style>
    <style:style style:name="Skills-StyleLanguages.B1" style:family="table-cell">
      <style:table-cell-properties style:vertical-align="middle" fo:background-color="#b3b3b3" fo:padding="0.049cm" fo:border="none">
        <style:background-image/>
      </style:table-cell-properties>
    </style:style>
    <style:style style:name="Skills-StyleLanguages.A2" style:family="table-cell">
      <style:table-cell-properties fo:padding="0.049cm" fo:border="none"/>
    </style:style>
    <style:style style:name="Skills-StyleLanguages.B2" style:family="table-cell">
      <style:table-cell-properties style:vertical-align="middle" fo:padding="0.049cm" fo:border="none"/>
    </style:style>
    <style:style style:name="Skills-StyleLanguages.A3" style:family="table-cell">
      <style:table-cell-properties fo:background-color="#e6e6e6" fo:padding="0.049cm" fo:border="none">
        <style:background-image/>
      </style:table-cell-properties>
    </style:style>
    <style:style style:name="Skills-StyleLanguages.B3" style:family="table-cell">
      <style:table-cell-properties style:vertical-align="middle" fo:background-color="#e6e6e6" fo:padding="0.049cm" fo:border="none">
        <style:background-image/>
      </style:table-cell-properties>
    </style:style>
    <style:style style:name="Skills-IDE" style:family="table">
      <style:table-properties style:width="16.972cm" table:align="left"/>
    </style:style>
    <style:style style:name="Skills-IDE.A" style:family="table-column">
      <style:table-column-properties style:column-width="4.715cm"/>
    </style:style>
    <style:style style:name="Skills-IDE.B" style:family="table-column">
      <style:table-column-properties style:column-width="3.053cm"/>
    </style:style>
    <style:style style:name="Skills-IDE.C" style:family="table-column">
      <style:table-column-properties style:column-width="3.246cm"/>
    </style:style>
    <style:style style:name="Skills-IDE.D" style:family="table-column">
      <style:table-column-properties style:column-width="5.958cm"/>
    </style:style>
    <style:style style:name="Skills-IDE.A1" style:family="table-cell">
      <style:table-cell-properties fo:background-color="#b3b3b3" fo:padding="0.049cm" fo:border="none">
        <style:background-image/>
      </style:table-cell-properties>
    </style:style>
    <style:style style:name="Skills-IDE.B1" style:family="table-cell">
      <style:table-cell-properties style:vertical-align="middle" fo:background-color="#b3b3b3" fo:padding="0.049cm" fo:border="none">
        <style:background-image/>
      </style:table-cell-properties>
    </style:style>
    <style:style style:name="Skills-IDE.A2" style:family="table-cell">
      <style:table-cell-properties fo:padding="0.049cm" fo:border="none"/>
    </style:style>
    <style:style style:name="Skills-IDE.B2" style:family="table-cell">
      <style:table-cell-properties style:vertical-align="middle" fo:padding="0.049cm" fo:border="none"/>
    </style:style>
    <style:style style:name="Skills-IDE.A3" style:family="table-cell">
      <style:table-cell-properties fo:background-color="#e6e6e6" fo:padding="0.049cm" fo:border="none">
        <style:background-image/>
      </style:table-cell-properties>
    </style:style>
    <style:style style:name="Skills-IDE.B3" style:family="table-cell">
      <style:table-cell-properties style:vertical-align="middle" fo:background-color="#e6e6e6" fo:padding="0.049cm" fo:border="none">
        <style:background-image/>
      </style:table-cell-properties>
    </style:style>
    <style:style style:name="Skills-DevelopmentTools" style:family="table">
      <style:table-properties style:width="16.972cm" table:align="left"/>
    </style:style>
    <style:style style:name="Skills-DevelopmentTools.A" style:family="table-column">
      <style:table-column-properties style:column-width="4.711cm"/>
    </style:style>
    <style:style style:name="Skills-DevelopmentTools.B" style:family="table-column">
      <style:table-column-properties style:column-width="3.053cm"/>
    </style:style>
    <style:style style:name="Skills-DevelopmentTools.C" style:family="table-column">
      <style:table-column-properties style:column-width="3.249cm"/>
    </style:style>
    <style:style style:name="Skills-DevelopmentTools.D" style:family="table-column">
      <style:table-column-properties style:column-width="5.958cm"/>
    </style:style>
    <style:style style:name="Skills-DevelopmentTools.A1" style:family="table-cell">
      <style:table-cell-properties fo:background-color="#b3b3b3" fo:padding="0.049cm" fo:border="none">
        <style:background-image/>
      </style:table-cell-properties>
    </style:style>
    <style:style style:name="Skills-DevelopmentTools.B1" style:family="table-cell">
      <style:table-cell-properties style:vertical-align="middle" fo:background-color="#b3b3b3" fo:padding="0.049cm" fo:border="none">
        <style:background-image/>
      </style:table-cell-properties>
    </style:style>
    <style:style style:name="Skills-DevelopmentTools.A2" style:family="table-cell">
      <style:table-cell-properties fo:padding="0.049cm" fo:border="none"/>
    </style:style>
    <style:style style:name="Skills-DevelopmentTools.B2" style:family="table-cell">
      <style:table-cell-properties style:vertical-align="middle" fo:padding="0.049cm" fo:border="none"/>
    </style:style>
    <style:style style:name="Skills-DevelopmentTools.A3" style:family="table-cell">
      <style:table-cell-properties fo:background-color="#e6e6e6" fo:padding="0.049cm" fo:border="none">
        <style:background-image/>
      </style:table-cell-properties>
    </style:style>
    <style:style style:name="Skills-DevelopmentTools.B3" style:family="table-cell">
      <style:table-cell-properties style:vertical-align="middle" fo:background-color="#e6e6e6" fo:padding="0.049cm" fo:border="none">
        <style:background-image/>
      </style:table-cell-properties>
    </style:style>
    <style:style style:name="Skills-Database_5f_And_5f_Modeling" style:display-name="Skills-Database_And_Modeling" style:family="table">
      <style:table-properties style:width="16.97cm" table:align="left"/>
    </style:style>
    <style:style style:name="Skills-Database_5f_And_5f_Modeling.A" style:display-name="Skills-Database_And_Modeling.A" style:family="table-column">
      <style:table-column-properties style:column-width="4.711cm"/>
    </style:style>
    <style:style style:name="Skills-Database_5f_And_5f_Modeling.B" style:display-name="Skills-Database_And_Modeling.B" style:family="table-column">
      <style:table-column-properties style:column-width="3.053cm"/>
    </style:style>
    <style:style style:name="Skills-Database_5f_And_5f_Modeling.C" style:display-name="Skills-Database_And_Modeling.C" style:family="table-column">
      <style:table-column-properties style:column-width="3.249cm"/>
    </style:style>
    <style:style style:name="Skills-Database_5f_And_5f_Modeling.D" style:display-name="Skills-Database_And_Modeling.D" style:family="table-column">
      <style:table-column-properties style:column-width="5.957cm"/>
    </style:style>
    <style:style style:name="Skills-Database_5f_And_5f_Modeling.A1" style:display-name="Skills-Database_And_Modeling.A1" style:family="table-cell">
      <style:table-cell-properties fo:background-color="#b3b3b3" fo:padding="0.049cm" fo:border="none">
        <style:background-image/>
      </style:table-cell-properties>
    </style:style>
    <style:style style:name="Skills-Database_5f_And_5f_Modeling.B1" style:display-name="Skills-Database_And_Modeling.B1" style:family="table-cell">
      <style:table-cell-properties style:vertical-align="middle" fo:background-color="#b3b3b3" fo:padding="0.049cm" fo:border="none">
        <style:background-image/>
      </style:table-cell-properties>
    </style:style>
    <style:style style:name="Skills-Database_5f_And_5f_Modeling.A2" style:display-name="Skills-Database_And_Modeling.A2" style:family="table-cell">
      <style:table-cell-properties fo:padding="0.049cm" fo:border="none"/>
    </style:style>
    <style:style style:name="Skills-Database_5f_And_5f_Modeling.B2" style:display-name="Skills-Database_And_Modeling.B2" style:family="table-cell">
      <style:table-cell-properties style:vertical-align="middle" fo:padding="0.049cm" fo:border="none"/>
    </style:style>
    <style:style style:name="Skills-Database_5f_And_5f_Modeling.A3" style:display-name="Skills-Database_And_Modeling.A3" style:family="table-cell">
      <style:table-cell-properties fo:background-color="#e6e6e6" fo:padding="0.049cm" fo:border="none">
        <style:background-image/>
      </style:table-cell-properties>
    </style:style>
    <style:style style:name="Skills-Database_5f_And_5f_Modeling.B3" style:display-name="Skills-Database_And_Modeling.B3" style:family="table-cell">
      <style:table-cell-properties style:vertical-align="middle" fo:background-color="#e6e6e6" fo:padding="0.049cm" fo:border="none">
        <style:background-image/>
      </style:table-cell-properties>
    </style:style>
    <style:style style:name="Skills-OS" style:family="table">
      <style:table-properties style:width="16.972cm" table:align="left"/>
    </style:style>
    <style:style style:name="Skills-OS.A" style:family="table-column">
      <style:table-column-properties style:column-width="4.711cm"/>
    </style:style>
    <style:style style:name="Skills-OS.B" style:family="table-column">
      <style:table-column-properties style:column-width="3.053cm"/>
    </style:style>
    <style:style style:name="Skills-OS.C" style:family="table-column">
      <style:table-column-properties style:column-width="3.249cm"/>
    </style:style>
    <style:style style:name="Skills-OS.D" style:family="table-column">
      <style:table-column-properties style:column-width="5.958cm"/>
    </style:style>
    <style:style style:name="Skills-OS.A1" style:family="table-cell">
      <style:table-cell-properties fo:background-color="#b3b3b3" fo:padding="0.049cm" fo:border="none">
        <style:background-image/>
      </style:table-cell-properties>
    </style:style>
    <style:style style:name="Skills-OS.B1" style:family="table-cell">
      <style:table-cell-properties style:vertical-align="middle" fo:background-color="#b3b3b3" fo:padding="0.049cm" fo:border="none">
        <style:background-image/>
      </style:table-cell-properties>
    </style:style>
    <style:style style:name="Skills-OS.A2" style:family="table-cell">
      <style:table-cell-properties fo:padding="0.049cm" fo:border="none"/>
    </style:style>
    <style:style style:name="Skills-OS.B2" style:family="table-cell">
      <style:table-cell-properties style:vertical-align="middle" fo:padding="0.049cm" fo:border="none"/>
    </style:style>
    <style:style style:name="Skills-OS.A3" style:family="table-cell">
      <style:table-cell-properties fo:background-color="#e6e6e6" fo:padding="0.049cm" fo:border="none">
        <style:background-image/>
      </style:table-cell-properties>
    </style:style>
    <style:style style:name="Skills-OS.B3" style:family="table-cell">
      <style:table-cell-properties style:vertical-align="middle" fo:background-color="#e6e6e6" fo:padding="0.049cm" fo:border="none">
        <style:background-image/>
      </style:table-cell-properties>
    </style:style>
    <style:style style:name="Skills-CommunicationInterfaces" style:family="table">
      <style:table-properties style:width="16.97cm" table:align="left"/>
    </style:style>
    <style:style style:name="Skills-CommunicationInterfaces.A" style:family="table-column">
      <style:table-column-properties style:column-width="4.711cm"/>
    </style:style>
    <style:style style:name="Skills-CommunicationInterfaces.B" style:family="table-column">
      <style:table-column-properties style:column-width="3.053cm"/>
    </style:style>
    <style:style style:name="Skills-CommunicationInterfaces.C" style:family="table-column">
      <style:table-column-properties style:column-width="3.224cm"/>
    </style:style>
    <style:style style:name="Skills-CommunicationInterfaces.D" style:family="table-column">
      <style:table-column-properties style:column-width="5.981cm"/>
    </style:style>
    <style:style style:name="Skills-CommunicationInterfaces.A1" style:family="table-cell">
      <style:table-cell-properties fo:background-color="#b3b3b3" fo:padding="0.049cm" fo:border="none">
        <style:background-image/>
      </style:table-cell-properties>
    </style:style>
    <style:style style:name="Skills-CommunicationInterfaces.B1" style:family="table-cell">
      <style:table-cell-properties style:vertical-align="middle" fo:background-color="#b3b3b3" fo:padding="0.049cm" fo:border="none">
        <style:background-image/>
      </style:table-cell-properties>
    </style:style>
    <style:style style:name="Skills-CommunicationInterfaces.A2" style:family="table-cell">
      <style:table-cell-properties fo:padding="0.049cm" fo:border="none"/>
    </style:style>
    <style:style style:name="Skills-CommunicationInterfaces.B2" style:family="table-cell">
      <style:table-cell-properties style:vertical-align="middle" fo:padding="0.049cm" fo:border="none"/>
    </style:style>
    <style:style style:name="Skills-CommunicationInterfaces.A3" style:family="table-cell">
      <style:table-cell-properties fo:background-color="#e6e6e6" fo:padding="0.049cm" fo:border="none">
        <style:background-image/>
      </style:table-cell-properties>
    </style:style>
    <style:style style:name="Skills-CommunicationInterfaces.B3" style:family="table-cell">
      <style:table-cell-properties style:vertical-align="middle" fo:background-color="#e6e6e6" fo:padding="0.049cm" fo:border="none">
        <style:background-image/>
      </style:table-cell-properties>
    </style:style>
    <style:style style:name="Skills-SpokenLanguages" style:family="table">
      <style:table-properties style:width="16.97cm" table:align="left"/>
    </style:style>
    <style:style style:name="Skills-SpokenLanguages.A" style:family="table-column">
      <style:table-column-properties style:column-width="4.711cm"/>
    </style:style>
    <style:style style:name="Skills-SpokenLanguages.B" style:family="table-column">
      <style:table-column-properties style:column-width="3.053cm"/>
    </style:style>
    <style:style style:name="Skills-SpokenLanguages.C" style:family="table-column">
      <style:table-column-properties style:column-width="3.224cm"/>
    </style:style>
    <style:style style:name="Skills-SpokenLanguages.D" style:family="table-column">
      <style:table-column-properties style:column-width="5.981cm"/>
    </style:style>
    <style:style style:name="Skills-SpokenLanguages.A1" style:family="table-cell">
      <style:table-cell-properties fo:background-color="#b3b3b3" fo:padding="0.049cm" fo:border="none">
        <style:background-image/>
      </style:table-cell-properties>
    </style:style>
    <style:style style:name="Skills-SpokenLanguages.B1" style:family="table-cell">
      <style:table-cell-properties style:vertical-align="middle" fo:background-color="#b3b3b3" fo:padding="0.049cm" fo:border="none">
        <style:background-image/>
      </style:table-cell-properties>
    </style:style>
    <style:style style:name="Skills-SpokenLanguages.A2" style:family="table-cell">
      <style:table-cell-properties fo:padding="0.049cm" fo:border="none"/>
    </style:style>
    <style:style style:name="Skills-SpokenLanguages.B2" style:family="table-cell">
      <style:table-cell-properties style:vertical-align="middle" fo:padding="0.049cm" fo:border="none"/>
    </style:style>
    <style:style style:name="Skills-SpokenLanguages.A3" style:family="table-cell">
      <style:table-cell-properties fo:background-color="#e6e6e6" fo:padding="0.049cm" fo:border="none">
        <style:background-image/>
      </style:table-cell-properties>
    </style:style>
    <style:style style:name="Skills-SpokenLanguages.B3" style:family="table-cell">
      <style:table-cell-properties style:vertical-align="middle" fo:background-color="#e6e6e6" fo:padding="0.049cm" fo:border="none">
        <style:background-image/>
      </style:table-cell-properties>
    </style:style>
    <style:style style:name="AdditionalQualifications" style:family="table">
      <style:table-properties style:width="16.97cm" fo:margin-left="0.002cm" fo:margin-right="0.026cm" table:align="margins"/>
    </style:style>
    <style:style style:name="AdditionalQualifications.A" style:family="table-column">
      <style:table-column-properties style:column-width="8.474cm" style:rel-column-width="32726*"/>
    </style:style>
    <style:style style:name="AdditionalQualifications.B" style:family="table-column">
      <style:table-column-properties style:column-width="8.497cm" style:rel-column-width="32809*"/>
    </style:style>
    <style:style style:name="AdditionalQualifications.A1" style:family="table-cell">
      <style:table-cell-properties fo:padding="0.049cm" fo:border="none"/>
    </style:style>
    <style:style style:name="AdditionalQualifications.B1" style:family="table-cell">
      <style:table-cell-properties style:vertical-align="middle" fo:padding="0.049cm" fo:border="none"/>
    </style:style>
    <style:style style:name="Таблица1" style:family="table">
      <style:table-properties style:width="16.972cm" table:align="left"/>
    </style:style>
    <style:style style:name="Таблица1.A" style:family="table-column">
      <style:table-column-properties style:column-width="8.474cm"/>
    </style:style>
    <style:style style:name="Таблица1.B" style:family="table-column">
      <style:table-column-properties style:column-width="8.498cm"/>
    </style:style>
    <style:style style:name="Таблица1.A1" style:family="table-cell">
      <style:table-cell-properties fo:padding="0.049cm" fo:border="none"/>
    </style:style>
    <style:style style:name="Таблица1.B1" style:family="table-cell">
      <style:table-cell-properties style:vertical-align="middle" fo:padding="0.049cm" fo:border="none"/>
    </style:style>
    <style:style style:name="EmploymentHistory3" style:family="table">
      <style:table-properties style:width="16.972cm" table:align="left"/>
    </style:style>
    <style:style style:name="EmploymentHistory3.A" style:family="table-column">
      <style:table-column-properties style:column-width="8.474cm"/>
    </style:style>
    <style:style style:name="EmploymentHistory3.B" style:family="table-column">
      <style:table-column-properties style:column-width="8.498cm"/>
    </style:style>
    <style:style style:name="EmploymentHistory3.A1" style:family="table-cell">
      <style:table-cell-properties fo:padding="0.049cm" fo:border="none"/>
    </style:style>
    <style:style style:name="EmploymentHistory3.B1" style:family="table-cell">
      <style:table-cell-properties style:vertical-align="middle" fo:padding="0.049cm" fo:border="none"/>
    </style:style>
    <style:style style:name="EmploymentHistory2" style:family="table">
      <style:table-properties style:width="16.999cm" table:align="left"/>
    </style:style>
    <style:style style:name="EmploymentHistory2.A" style:family="table-column">
      <style:table-column-properties style:column-width="8.498cm"/>
    </style:style>
    <style:style style:name="EmploymentHistory2.B" style:family="table-column">
      <style:table-column-properties style:column-width="8.5cm"/>
    </style:style>
    <style:style style:name="EmploymentHistory2.A1" style:family="table-cell">
      <style:table-cell-properties fo:padding="0.049cm" fo:border="none"/>
    </style:style>
    <style:style style:name="EmploymentHistory2.B1" style:family="table-cell">
      <style:table-cell-properties style:vertical-align="middle" fo:padding="0.049cm" fo:border="none"/>
    </style:style>
    <style:style style:name="Table1" style:family="table">
      <style:table-properties style:width="16.999cm" table:align="left"/>
    </style:style>
    <style:style style:name="Table1.A" style:family="table-column">
      <style:table-column-properties style:column-width="8.498cm"/>
    </style:style>
    <style:style style:name="Table1.B" style:family="table-column">
      <style:table-column-properties style:column-width="8.5cm"/>
    </style:style>
    <style:style style:name="Table1.A1" style:family="table-cell">
      <style:table-cell-properties fo:padding="0.049cm" fo:border="none"/>
    </style:style>
    <style:style style:name="Table1.B1" style:family="table-cell">
      <style:table-cell-properties style:vertical-align="middle" fo:padding="0.049cm" fo:border="none"/>
    </style:style>
    <style:style style:name="SampleProjects1" style:family="table">
      <style:table-properties style:width="16.999cm" table:align="left"/>
    </style:style>
    <style:style style:name="SampleProjects1.A" style:family="table-column">
      <style:table-column-properties style:column-width="8.498cm"/>
    </style:style>
    <style:style style:name="SampleProjects1.B" style:family="table-column">
      <style:table-column-properties style:column-width="8.5cm"/>
    </style:style>
    <style:style style:name="SampleProjects1.A1" style:family="table-cell">
      <style:table-cell-properties fo:padding="0.049cm" fo:border="none"/>
    </style:style>
    <style:style style:name="SampleProjects1.B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text-align="center" style:justify-single-word="false"/>
      <style:text-properties style:font-name="Arial"/>
    </style:style>
    <style:style style:name="P2" style:family="paragraph" style:parent-style-name="Heading_20_2">
      <style:paragraph-properties>
        <style:tab-stops>
          <style:tab-stop style:position="16.801cm"/>
        </style:tab-stops>
      </style:paragraph-properties>
      <style:text-properties style:font-name="Arial" style:text-underline-style="solid" style:text-underline-width="auto" style:text-underline-color="font-color"/>
    </style:style>
    <style:style style:name="P3" style:family="paragraph" style:parent-style-name="Table_20_Contents">
      <style:paragraph-properties fo:text-align="end" style:justify-single-word="false"/>
      <style:text-properties style:font-name="Arial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Sender">
      <style:text-properties style:font-name="Arial" fo:font-style="italic" style:font-style-asian="italic" style:font-style-complex="italic"/>
    </style:style>
    <style:style style:name="P6" style:family="paragraph" style:parent-style-name="Table_20_Contents">
      <style:text-properties style:font-name="Arial" fo:font-style="normal" style:font-style-asian="normal" style:font-style-complex="normal"/>
    </style:style>
    <style:style style:name="P7" style:family="paragraph" style:parent-style-name="Heading_20_2">
      <style:paragraph-properties>
        <style:tab-stops>
          <style:tab-stop style:position="16.828cm"/>
        </style:tab-stops>
      </style:paragraph-properties>
      <style:text-properties style:font-name="Arial" style:text-underline-style="solid" style:text-underline-width="auto" style:text-underline-color="font-color"/>
    </style:style>
    <style:style style:name="P8" style:family="paragraph" style:parent-style-name="Heading_20_2">
      <style:paragraph-properties>
        <style:tab-stops>
          <style:tab-stop style:position="16.748cm"/>
        </style:tab-stops>
      </style:paragraph-properties>
      <style:text-properties style:font-name="Arial" style:text-underline-style="solid" style:text-underline-width="auto" style:text-underline-color="font-color"/>
    </style:style>
    <style:style style:name="P9" style:family="paragraph" style:parent-style-name="Heading_20_3">
      <style:text-properties style:font-name="Arial"/>
    </style:style>
    <style:style style:name="P10" style:family="paragraph" style:parent-style-name="Heading_20_2">
      <style:paragraph-properties>
        <style:tab-stops>
          <style:tab-stop style:position="16.828cm"/>
        </style:tab-stops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Table_20_Heading">
      <style:paragraph-properties fo:text-align="start" style:justify-single-word="false"/>
      <style:text-properties style:font-name="Arial"/>
    </style:style>
    <style:style style:name="P12" style:family="paragraph" style:parent-style-name="Table_20_Contents">
      <style:text-properties style:font-name="Arial" fo:font-size="12pt" style:font-size-asian="12pt" style:font-size-complex="12pt"/>
    </style:style>
    <style:style style:name="P13" style:family="paragraph" style:parent-style-name="Heading_20_3">
      <style:paragraph-properties fo:break-before="page"/>
      <style:text-properties style:font-name="Arial"/>
    </style:style>
    <style:style style:name="P14" style:family="paragraph" style:parent-style-name="Table_20_Contents">
      <style:text-properties style:font-name="Arial" fo:font-weight="bold"/>
    </style:style>
    <style:style style:name="P15" style:family="paragraph" style:parent-style-name="Heading_20_2">
      <style:paragraph-properties>
        <style:tab-stops>
          <style:tab-stop style:position="16.854cm"/>
        </style:tab-stops>
      </style:paragraph-properties>
      <style:text-properties style:font-name="Arial" style:text-underline-style="solid" style:text-underline-width="auto" style:text-underline-color="font-color"/>
    </style:style>
    <style:style style:name="P16" style:family="paragraph" style:parent-style-name="Text_20_body" style:list-style-name="L2"/>
    <style:style style:name="P17" style:family="paragraph" style:parent-style-name="Text_20_body">
      <style:text-properties style:font-name="Arial"/>
    </style:style>
    <style:style style:name="P18" style:family="paragraph" style:parent-style-name="Standard">
      <style:text-properties style:font-name="Arial"/>
    </style:style>
    <style:style style:name="T1" style:family="text">
      <style:text-properties style:font-name="Arial"/>
    </style:style>
    <style:style style:name="T2" style:family="text" style:parent-style-name="ACRONYM">
      <style:text-properties style:font-name="Arial"/>
    </style:style>
    <style:style style:name="T3" style:family="text" style:parent-style-name="Q">
      <style:text-properties style:font-name="Arial"/>
    </style:style>
    <style:style style:name="T4" style:family="text" style:parent-style-name="ACRONYM">
      <style:text-properties style:font-name="Arial"/>
    </style:style>
    <style:style style:name="T5" style:family="text" style:parent-style-name="Q">
      <style:text-properties style:font-name="Arial"/>
    </style:style>
    <style:style style:name="T6" style:family="text" style:parent-style-name="ACRONYM">
      <style:text-properties style:font-name="Arial" fo:language="en" fo:country="none"/>
    </style:style>
    <style:style style:name="T7" style:family="text">
      <style:text-properties style:font-name="Arial"/>
    </style:style>
    <style:style style:name="T8" style:family="text">
      <style:text-properties style:font-name="Arial" fo:font-size="12pt" style:font-size-asian="12pt" style:font-size-complex="12pt"/>
    </style:style>
    <style:style style:name="T9" style:family="text">
      <style:text-properties style:font-name="Arial" fo:font-weight="bold"/>
    </style:style>
    <style:style style:name="T10" style:family="text">
      <style:text-properties style:font-name="Arial" fo:font-weight="bold"/>
    </style:style>
    <style:style style:name="T11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0" fo:column-gap="0cm"/>
      </style:section-properties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Автобиография на Георги Сотиров</text:h>
      <text:section text:style-name="Sect1" text:name="Menu">
        <text:h text:style-name="P2" text:outline-level="2">Информация за контакт<text:tab/></text:h>
      </text:section>
      <text:section text:style-name="Sect1" text:name="Content">
        <text:section text:style-name="Sect1" text:name="ContactDetails">
          <table:table table:name="ContactInfo" table:style-name="ContactInfo">
            <table:table-column table:style-name="ContactInfo.A"/>
            <table:table-column table:style-name="ContactInfo.B"/>
            <table:table-row>
              <table:table-cell table:style-name="ContactInfo.A1" office:value-type="string">
                <text:p text:style-name="P3">Пълно име:</text:p>
              </table:table-cell>
              <table:table-cell table:style-name="ContactInfo.B1" office:value-type="string">
                <text:p text:style-name="P4">Георги Димитров Сотиров</text:p>
              </table:table-cell>
            </table:table-row>
            <table:table-row>
              <table:table-cell table:style-name="ContactInfo.A1" office:value-type="string">
                <text:p text:style-name="P3">Страна:</text:p>
              </table:table-cell>
              <table:table-cell table:style-name="ContactInfo.B1" office:value-type="string">
                <text:p text:style-name="P4">България</text:p>
              </table:table-cell>
            </table:table-row>
            <table:table-row>
              <table:table-cell table:style-name="ContactInfo.A1" office:value-type="string">
                <text:p text:style-name="P3">Текущ адрес:</text:p>
              </table:table-cell>
              <table:table-cell table:style-name="ContactInfo.B1" office:value-type="string">
                <text:p text:style-name="P5">1784 София<text:line-break/>Младост 4</text:p>
                <text:p text:style-name="P6">(за повече, моля свържете се с мен)</text:p>
              </table:table-cell>
            </table:table-row>
            <table:table-row>
              <table:table-cell table:style-name="ContactInfo.A1" office:value-type="string">
                <text:p text:style-name="P3">Личен мобилен:</text:p>
              </table:table-cell>
              <table:table-cell table:style-name="ContactInfo.B1" office:value-type="string">
                <text:p text:style-name="P4">+359 88 837 18 17</text:p>
              </table:table-cell>
            </table:table-row>
            <table:table-row>
              <table:table-cell table:style-name="ContactInfo.A1" office:value-type="string">
                <text:p text:style-name="P3">Е-поща:</text:p>
              </table:table-cell>
              <table:table-cell table:style-name="ContactInfo.B1" office:value-type="string">
                <text:p text:style-name="Table_20_Contents"><text:a xlink:type="simple" xlink:href="mailto:Георги%20Сотиров%20%3Cgdsotirov@dir.bg%3E"><text:span text:style-name="T1">gdsotirov@dir.bg</text:span></text:a></text:p>
              </table:table-cell>
            </table:table-row>
            <table:table-row>
              <table:table-cell table:style-name="ContactInfo.A1" office:value-type="string">
                <text:p text:style-name="P3">Предпочитани начин за връзка:</text:p>
              </table:table-cell>
              <table:table-cell table:style-name="ContactInfo.B1" office:value-type="string">
                <text:p text:style-name="P4">Мобилен телефон</text:p>
              </table:table-cell>
            </table:table-row>
          </table:table>
        </text:section>
        <text:section text:style-name="Sect1" text:name="PersonalInfo">
          <text:h text:style-name="P7" text:outline-level="2">Лична информация<text:tab/></text:h>
          <table:table table:name="PersonalINfo" table:style-name="PersonalINfo">
            <table:table-column table:style-name="PersonalINfo.A"/>
            <table:table-column table:style-name="PersonalINfo.B"/>
            <table:table-row>
              <table:table-cell table:style-name="PersonalINfo.A1" office:value-type="string">
                <text:p text:style-name="P3">Рождена дата:</text:p>
              </table:table-cell>
              <table:table-cell table:style-name="PersonalINfo.B1" office:value-type="string">
                <text:p text:style-name="P4">19 Октомври 1979 г.</text:p>
              </table:table-cell>
            </table:table-row>
            <table:table-row>
              <table:table-cell table:style-name="PersonalINfo.A1" office:value-type="string">
                <text:p text:style-name="P3">Място на раждане:</text:p>
              </table:table-cell>
              <table:table-cell table:style-name="PersonalINfo.B1" office:value-type="string">
                <text:p text:style-name="P4">Дупница, България</text:p>
              </table:table-cell>
            </table:table-row>
            <table:table-row>
              <table:table-cell table:style-name="PersonalINfo.A1" office:value-type="string">
                <text:p text:style-name="P3">Вид работа:</text:p>
              </table:table-cell>
              <table:table-cell table:style-name="PersonalINfo.B1" office:value-type="string">
                <text:p text:style-name="P4">Непълен или пълен работен ден</text:p>
              </table:table-cell>
            </table:table-row>
            <table:table-row>
              <table:table-cell table:style-name="PersonalINfo.A1" office:value-type="string">
                <text:p text:style-name="P3">Шофьорска книжка:</text:p>
              </table:table-cell>
              <table:table-cell table:style-name="PersonalINfo.B1" office:value-type="string">
                <text:p text:style-name="P4">Да, действащ шофьор</text:p>
              </table:table-cell>
            </table:table-row>
            <table:table-row>
              <table:table-cell table:style-name="PersonalINfo.A1" office:value-type="string">
                <text:p text:style-name="P3">Военна служба:</text:p>
              </table:table-cell>
              <table:table-cell table:style-name="PersonalINfo.B1" office:value-type="string">
                <text:p text:style-name="P4">Завършена</text:p>
              </table:table-cell>
            </table:table-row>
            <table:table-row>
              <table:table-cell table:style-name="PersonalINfo.A1" office:value-type="string">
                <text:p text:style-name="P3">Желание за работа в друг град:</text:p>
              </table:table-cell>
              <table:table-cell table:style-name="PersonalINfo.B1" office:value-type="string">
                <text:p text:style-name="P4">Да, временно</text:p>
              </table:table-cell>
            </table:table-row>
            <table:table-row>
              <table:table-cell table:style-name="PersonalINfo.A1" office:value-type="string">
                <text:p text:style-name="P3">Желание за работа в друга страна:</text:p>
              </table:table-cell>
              <table:table-cell table:style-name="PersonalINfo.B1" office:value-type="string">
                <text:p text:style-name="P4">Да, временно</text:p>
              </table:table-cell>
            </table:table-row>
          </table:table>
        </text:section>
        <text:section text:style-name="Sect1" text:name="Education">
          <text:h text:style-name="P8" text:outline-level="2">Образование<text:tab/></text:h>
          <text:section text:style-name="Sect1" text:name="Education-University">
            <text:h text:style-name="P9" text:outline-level="3">Университет</text:h>
            <table:table table:name="Education_University" table:style-name="Education_5f_University">
              <table:table-column table:style-name="Education_5f_University.A"/>
              <table:table-column table:style-name="Education_5f_University.B"/>
              <table:table-row>
                <table:table-cell table:style-name="Education_5f_University.A1" office:value-type="string">
                  <text:p text:style-name="P3">Име:</text:p>
                </table:table-cell>
                <table:table-cell table:style-name="Education_5f_University.B1" office:value-type="string">
                  <text:p text:style-name="Table_20_Contents"><text:a xlink:type="simple" xlink:href="http://www.tu-sofia.bg/"><text:span text:style-name="T1">Технически Университет - София</text:span></text:a></text:p>
                </table:table-cell>
              </table:table-row>
              <table:table-row>
                <table:table-cell table:style-name="Education_5f_University.A1" office:value-type="string">
                  <text:p text:style-name="P3">Факултет:</text:p>
                </table:table-cell>
                <table:table-cell table:style-name="Education_5f_University.B1" office:value-type="string">
                  <text:p text:style-name="Table_20_Contents"><text:a xlink:type="simple" xlink:href="http://www.tu-sofia.bg/fksu1.htm"><text:span text:style-name="T1">Факултет Компютърни системи и управление, Катедра "Компютърни системи"</text:span></text:a></text:p>
                </table:table-cell>
              </table:table-row>
              <table:table-row>
                <table:table-cell table:style-name="Education_5f_University.A1" office:value-type="string">
                  <text:p text:style-name="P3">Специалност:</text:p>
                </table:table-cell>
                <table:table-cell table:style-name="Education_5f_University.B1" office:value-type="string">
                  <text:p text:style-name="P4">Компютърни системи и технологии</text:p>
                </table:table-cell>
              </table:table-row>
              <table:table-row>
                <table:table-cell table:style-name="Education_5f_University.A1" office:value-type="string">
                  <text:p text:style-name="P3">Степен:</text:p>
                </table:table-cell>
                <table:table-cell table:style-name="Education_5f_University.B1" office:value-type="string">
                  <text:p text:style-name="P4">Бакалавър</text:p>
                </table:table-cell>
              </table:table-row>
              <table:table-row>
                <table:table-cell table:style-name="Education_5f_University.A1" office:value-type="string">
                  <text:p text:style-name="P3">Място:</text:p>
                </table:table-cell>
                <table:table-cell table:style-name="Education_5f_University.B1" office:value-type="string">
                  <text:p text:style-name="P4">София, България</text:p>
                </table:table-cell>
              </table:table-row>
              <table:table-row>
                <table:table-cell table:style-name="Education_5f_University.A1" office:value-type="string">
                  <text:p text:style-name="P3">Период:</text:p>
                </table:table-cell>
                <table:table-cell table:style-name="Education_5f_University.B1" office:value-type="string">
                  <text:p text:style-name="P4">Септември 1998 - Юни 2002</text:p>
                </table:table-cell>
              </table:table-row>
            </table:table>
          </text:section>
          <text:section text:style-name="Sect1" text:name="Education-HighSchool">
            <text:h text:style-name="P9" text:outline-level="3">Техникум</text:h>
            <table:table table:name="Education_HighSchool" table:style-name="Education_5f_HighSchool">
              <table:table-column table:style-name="Education_5f_HighSchool.A"/>
              <table:table-column table:style-name="Education_5f_HighSchool.B"/>
              <table:table-row>
                <table:table-cell table:style-name="Education_5f_HighSchool.A1" office:value-type="string">
                  <text:p text:style-name="P3">Име:</text:p>
                </table:table-cell>
                <table:table-cell table:style-name="Education_5f_HighSchool.B1" office:value-type="string">
                  <text:p text:style-name="Table_20_Contents"><text:span text:style-name="T2">Акад.</text:span><text:span text:style-name="T3"> </text:span><text:a xlink:type="simple" xlink:href="http://en.wikipedia.org/wiki/Sergei_Korolev"><text:span text:style-name="Q"><text:span text:style-name="T4">С.</text:span></text:span></text:a><text:a xlink:type="simple" xlink:href="http://en.wikipedia.org/wiki/Sergei_Korolev"><text:span text:style-name="T5"> </text:span></text:a><text:a xlink:type="simple" xlink:href="http://en.wikipedia.org/wiki/Sergei_Korolev"><text:span text:style-name="Q"><text:span text:style-name="T4">П.</text:span></text:span></text:a><text:a xlink:type="simple" xlink:href="http://en.wikipedia.org/wiki/Sergei_Korolev"><text:span text:style-name="T5"> Корольов</text:span></text:a></text:p>
                </table:table-cell>
              </table:table-row>
              <table:table-row>
                <table:table-cell table:style-name="Education_5f_HighSchool.A1" office:value-type="string">
                  <text:p text:style-name="P3">Специалност:</text:p>
                </table:table-cell>
                <table:table-cell table:style-name="Education_5f_HighSchool.B1" office:value-type="string">
                  <text:p text:style-name="P4">Електрообзавеждане на промишлени предприятия</text:p>
                </table:table-cell>
              </table:table-row>
              <table:table-row>
                <table:table-cell table:style-name="Education_5f_HighSchool.A1" office:value-type="string">
                  <text:p text:style-name="P3">Място:</text:p>
                </table:table-cell>
                <table:table-cell table:style-name="Education_5f_HighSchool.B1" office:value-type="string">
                  <text:p text:style-name="P4">Дупница, България</text:p>
                </table:table-cell>
              </table:table-row>
              <table:table-row>
                <table:table-cell table:style-name="Education_5f_HighSchool.A1" office:value-type="string">
                  <text:p text:style-name="P3">Период:</text:p>
                </table:table-cell>
                <table:table-cell table:style-name="Education_5f_HighSchool.B1" office:value-type="string">
                  <text:p text:style-name="P4">Септември 1994 - Май 1998</text:p>
                </table:table-cell>
              </table:table-row>
            </table:table>
          </text:section>
        </text:section>
        <text:section text:style-name="Sect1" text:name="Skills">
          <text:h text:style-name="P10" text:outline-level="2">Умения<text:tab/></text:h>
          <text:section text:style-name="Sect1" text:name="Skills-ProgrammingLanguages">
            <text:h text:style-name="P9" text:outline-level="3">Програмни езици</text:h>
            <table:table table:name="Skills-ProgrammingLanguages" table:style-name="Skills-ProgrammingLanguages">
              <table:table-column table:style-name="Skills-ProgrammingLanguages.A"/>
              <table:table-column table:style-name="Skills-ProgrammingLanguages.B"/>
              <table:table-column table:style-name="Skills-ProgrammingLanguages.C"/>
              <table:table-column table:style-name="Skills-ProgrammingLanguages.D"/>
              <table:table-row>
                <table:table-cell table:style-name="Skills-ProgrammingLanguages.A1" office:value-type="string">
                  <text:p text:style-name="P11">Умение</text:p>
                </table:table-cell>
                <table:table-cell table:style-name="Skills-ProgrammingLanguages.B1" office:value-type="string">
                  <text:p text:style-name="P11">Опит</text:p>
                </table:table-cell>
                <table:table-cell table:style-name="Skills-ProgrammingLanguages.B1" office:value-type="string">
                  <text:p text:style-name="P11">Къде</text:p>
                </table:table-cell>
                <table:table-cell table:style-name="Skills-ProgrammingLanguages.B1" office:value-type="string">
                  <text:p text:style-name="P11">Бележки</text:p>
                </table:table-cell>
              </table:table-row>
              <table:table-row>
                <table:table-cell table:style-name="Skills-ProgrammingLanguages.A2" office:value-type="string">
                  <text:p text:style-name="P4">C</text:p>
                </table:table-cell>
                <table:table-cell table:style-name="Skills-ProgrammingLanguages.B2" office:value-type="string">
                  <text:p text:style-name="P4">7 месеца</text:p>
                </table:table-cell>
                <table:table-cell table:style-name="Skills-ProgrammingLanguages.B2" office:value-type="string">
                  <text:p text:style-name="Table_20_Contents"><text:a xlink:type="simple" xlink:href="http://gsotirov79.ddns.homelan.bg/%7Egsotirov/cv/cv.bg.html#Xpeqt"><text:span text:style-name="T1">Xpeqt</text:span></text:a></text:p>
                </table:table-cell>
                <table:table-cell table:style-name="Skills-ProgrammingLanguages.B2" office:value-type="string">
                  <text:p text:style-name="P4">Личен опит около 4 години</text:p>
                </table:table-cell>
              </table:table-row>
              <table:table-row>
                <table:table-cell table:style-name="Skills-ProgrammingLanguages.A3" office:value-type="string">
                  <text:p text:style-name="P4">C++</text:p>
                </table:table-cell>
                <table:table-cell table:style-name="Skills-ProgrammingLanguages.B3" office:value-type="string">
                  <text:p text:style-name="P4">7 месеца</text:p>
                </table:table-cell>
                <table:table-cell table:style-name="Skills-ProgrammingLanguages.B3" office:value-type="string">
                  <text:p text:style-name="Table_20_Contents"><text:a xlink:type="simple" xlink:href="http://gsotirov79.ddns.homelan.bg/%7Egsotirov/cv/cv.bg.html#Xpeqt"><text:span text:style-name="T1">Xpeqt</text:span></text:a></text:p>
                </table:table-cell>
                <table:table-cell table:style-name="Skills-ProgrammingLanguages.B3" office:value-type="string">
                  <text:p text:style-name="P4">Личен опит около 3</text:p>
                </table:table-cell>
              </table:table-row>
              <table:table-row>
                <table:table-cell table:style-name="Skills-ProgrammingLanguages.A2" office:value-type="string">
                  <text:p text:style-name="P4">JavaScript®</text:p>
                </table:table-cell>
                <table:table-cell table:style-name="Skills-ProgrammingLanguages.B2" office:value-type="string">
                  <text:p text:style-name="P4">Личен опит</text:p>
                </table:table-cell>
                <table:table-cell table:style-name="Skills-ProgrammingLanguages.B2" office:value-type="string">
                  <text:p text:style-name="P4">n/a</text:p>
                </table:table-cell>
                <table:table-cell table:style-name="Skills-ProgrammingLanguages.B2" office:value-type="string">
                  <text:p text:style-name="P12"/>
                </table:table-cell>
              </table:table-row>
              <table:table-row>
                <table:table-cell table:style-name="Skills-ProgrammingLanguages.A3" office:value-type="string">
                  <text:p text:style-name="P4">Pascal</text:p>
                </table:table-cell>
                <table:table-cell table:style-name="Skills-ProgrammingLanguages.B3" office:value-type="string">
                  <text:p text:style-name="P4">Личен опит</text:p>
                </table:table-cell>
                <table:table-cell table:style-name="Skills-ProgrammingLanguages.B3" office:value-type="string">
                  <text:p text:style-name="P4">n/a</text:p>
                </table:table-cell>
                <table:table-cell table:style-name="Skills-ProgrammingLanguages.B3" office:value-type="string">
                  <text:p text:style-name="P12"/>
                </table:table-cell>
              </table:table-row>
              <table:table-row>
                <table:table-cell table:style-name="Skills-ProgrammingLanguages.A2" office:value-type="string">
                  <text:p text:style-name="Table_20_Contents"><text:span text:style-name="T6">Perl</text:span></text:p>
                </table:table-cell>
                <table:table-cell table:style-name="Skills-ProgrammingLanguages.B2" office:value-type="string">
                  <text:p text:style-name="P4">5 месеца</text:p>
                </table:table-cell>
                <table:table-cell table:style-name="Skills-ProgrammingLanguages.B2" office:value-type="string">
                  <text:p text:style-name="Table_20_Contents"><text:a xlink:type="simple" xlink:href="http://www.obs.bg/"><text:span text:style-name="T1">OBS BG</text:span></text:a><text:span text:style-name="T7">, </text:span><text:a xlink:type="simple" xlink:href="http://gsotirov79.ddns.homelan.bg/%7Egsotirov/cv/cv.bg.html#Xpeqt"><text:span text:style-name="T1">Xpeqt</text:span></text:a></text:p>
                </table:table-cell>
                <table:table-cell table:style-name="Skills-ProgrammingLanguages.B2" office:value-type="string">
                  <text:p text:style-name="P12"/>
                </table:table-cell>
              </table:table-row>
              <table:table-row>
                <table:table-cell table:style-name="Skills-ProgrammingLanguages.A3" office:value-type="string">
                  <text:p text:style-name="P12">PHP</text:p>
                </table:table-cell>
                <table:table-cell table:style-name="Skills-ProgrammingLanguages.B3" office:value-type="string">
                  <text:p text:style-name="P4">Личен опит</text:p>
                </table:table-cell>
                <table:table-cell table:style-name="Skills-ProgrammingLanguages.B3" office:value-type="string">
                  <text:p text:style-name="P4">n/a</text:p>
                </table:table-cell>
                <table:table-cell table:style-name="Skills-ProgrammingLanguages.B3" office:value-type="string">
                  <text:p text:style-name="P12"/>
                </table:table-cell>
              </table:table-row>
              <table:table-row>
                <table:table-cell table:style-name="Skills-ProgrammingLanguages.A2" office:value-type="string">
                  <text:p text:style-name="P4">Prolog</text:p>
                </table:table-cell>
                <table:table-cell table:style-name="Skills-ProgrammingLanguages.B2" office:value-type="string">
                  <text:p text:style-name="P4">от Юли 2003</text:p>
                </table:table-cell>
                <table:table-cell table:style-name="Skills-ProgrammingLanguages.B2" office:value-type="string">
                  <text:p text:style-name="P12"><text:a xlink:type="simple" xlink:href="http://www.obs.bg/">OBS BG</text:a></text:p>
                </table:table-cell>
                <table:table-cell table:style-name="Skills-ProgrammingLanguages.B2" office:value-type="string">
                  <text:p text:style-name="Table_20_Contents"><text:a xlink:type="simple" xlink:href="http://gsotirov79.ddns.homelan.bg/%7Egsotirov/glossary.bg.html#GDL"><text:span text:style-name="T1">GDL</text:span></text:a><text:span text:style-name="T7">, </text:span><text:span text:style-name="T2">GNU</text:span><text:span text:style-name="T7"> Prolog</text:span></text:p>
                </table:table-cell>
              </table:table-row>
              <table:table-row>
                <table:table-cell table:style-name="Skills-ProgrammingLanguages.A3" office:value-type="string">
                  <text:p text:style-name="P4">Shell</text:p>
                </table:table-cell>
                <table:table-cell table:style-name="Skills-ProgrammingLanguages.B3" office:value-type="string">
                  <text:p text:style-name="P4">Личен опит</text:p>
                </table:table-cell>
                <table:table-cell table:style-name="Skills-ProgrammingLanguages.B3" office:value-type="string">
                  <text:p text:style-name="P4">n/a</text:p>
                </table:table-cell>
                <table:table-cell table:style-name="Skills-ProgrammingLanguages.B3" office:value-type="string">
                  <text:p text:style-name="P4">Bash</text:p>
                </table:table-cell>
              </table:table-row>
            </table:table>
          </text:section>
          <text:section text:style-name="Sect1" text:name="Skills-MarkupLanguages">
            <text:h text:style-name="P9" text:outline-level="3">Тагови езици</text:h>
            <table:table table:name="Skills-MarkupLanguages" table:style-name="Skills-MarkupLanguages">
              <table:table-column table:style-name="Skills-MarkupLanguages.A"/>
              <table:table-column table:style-name="Skills-MarkupLanguages.B"/>
              <table:table-column table:style-name="Skills-MarkupLanguages.C"/>
              <table:table-column table:style-name="Skills-MarkupLanguages.D"/>
              <table:table-row>
                <table:table-cell table:style-name="Skills-MarkupLanguages.A1" office:value-type="string">
                  <text:p text:style-name="P11">Умение</text:p>
                </table:table-cell>
                <table:table-cell table:style-name="Skills-MarkupLanguages.B1" office:value-type="string">
                  <text:p text:style-name="P11">Опит</text:p>
                </table:table-cell>
                <table:table-cell table:style-name="Skills-MarkupLanguages.B1" office:value-type="string">
                  <text:p text:style-name="P11">Къде</text:p>
                </table:table-cell>
                <table:table-cell table:style-name="Skills-MarkupLanguages.B1" office:value-type="string">
                  <text:p text:style-name="P11">Бележки</text:p>
                </table:table-cell>
              </table:table-row>
              <table:table-row>
                <table:table-cell table:style-name="Skills-MarkupLanguages.A2" office:value-type="string">
                  <text:p text:style-name="P12">(X)HTML</text:p>
                </table:table-cell>
                <table:table-cell table:style-name="Skills-MarkupLanguages.B2" office:value-type="string">
                  <text:p text:style-name="P4">4 месеца</text:p>
                </table:table-cell>
                <table:table-cell table:style-name="Skills-MarkupLanguages.B2" office:value-type="string">
                  <text:p text:style-name="Table_20_Contents"><text:a xlink:type="simple" xlink:href="http://gsotirov79.ddns.homelan.bg/%7Egsotirov/cv/cv.bg.html#Xpeqt"><text:span text:style-name="T1">Xpeqt</text:span></text:a></text:p>
                </table:table-cell>
                <table:table-cell table:style-name="Skills-MarkupLanguages.B2" office:value-type="string">
                  <text:p text:style-name="P4">Личен опит 4 години</text:p>
                </table:table-cell>
              </table:table-row>
              <table:table-row>
                <table:table-cell table:style-name="Skills-MarkupLanguages.A3" office:value-type="string">
                  <text:p text:style-name="P12">XML</text:p>
                </table:table-cell>
                <table:table-cell table:style-name="Skills-MarkupLanguages.B3" office:value-type="string">
                  <text:p text:style-name="P4">Личен опит</text:p>
                </table:table-cell>
                <table:table-cell table:style-name="Skills-MarkupLanguages.B3" office:value-type="string">
                  <text:p text:style-name="P4">n/a</text:p>
                </table:table-cell>
                <table:table-cell table:style-name="Skills-MarkupLanguages.B3" office:value-type="string">
                  <text:p text:style-name="P12"/>
                </table:table-cell>
              </table:table-row>
            </table:table>
          </text:section>
          <text:section text:style-name="Sect1" text:name="Skills-StylesheetLanguages">
            <text:h text:style-name="P9" text:outline-level="3">Стилови езици</text:h>
            <table:table table:name="Skills-StyleLanguages" table:style-name="Skills-StyleLanguages">
              <table:table-column table:style-name="Skills-StyleLanguages.A"/>
              <table:table-column table:style-name="Skills-StyleLanguages.B"/>
              <table:table-column table:style-name="Skills-StyleLanguages.C"/>
              <table:table-column table:style-name="Skills-StyleLanguages.D"/>
              <table:table-row>
                <table:table-cell table:style-name="Skills-StyleLanguages.A1" office:value-type="string">
                  <text:p text:style-name="P11">Умение</text:p>
                </table:table-cell>
                <table:table-cell table:style-name="Skills-StyleLanguages.B1" office:value-type="string">
                  <text:p text:style-name="P11">Опит</text:p>
                </table:table-cell>
                <table:table-cell table:style-name="Skills-StyleLanguages.B1" office:value-type="string">
                  <text:p text:style-name="P11">Къде</text:p>
                </table:table-cell>
                <table:table-cell table:style-name="Skills-StyleLanguages.B1" office:value-type="string">
                  <text:p text:style-name="P11">Бележки</text:p>
                </table:table-cell>
              </table:table-row>
              <table:table-row>
                <table:table-cell table:style-name="Skills-StyleLanguages.A2" office:value-type="string">
                  <text:p text:style-name="P12">CSS</text:p>
                </table:table-cell>
                <table:table-cell table:style-name="Skills-StyleLanguages.B2" office:value-type="string">
                  <text:p text:style-name="P4">4 месеца</text:p>
                </table:table-cell>
                <table:table-cell table:style-name="Skills-StyleLanguages.B2" office:value-type="string">
                  <text:p text:style-name="Table_20_Contents"><text:a xlink:type="simple" xlink:href="http://gsotirov79.ddns.homelan.bg/%7Egsotirov/cv/cv.bg.html#Xpeqt"><text:span text:style-name="T1">Xpeqt</text:span></text:a></text:p>
                </table:table-cell>
                <table:table-cell table:style-name="Skills-StyleLanguages.B2" office:value-type="string">
                  <text:p text:style-name="P4">Личен опит 4 години</text:p>
                </table:table-cell>
              </table:table-row>
              <table:table-row>
                <table:table-cell table:style-name="Skills-StyleLanguages.A3" office:value-type="string">
                  <text:p text:style-name="P12">XSL</text:p>
                </table:table-cell>
                <table:table-cell table:style-name="Skills-StyleLanguages.B3" office:value-type="string">
                  <text:p text:style-name="P4">Личен опит</text:p>
                </table:table-cell>
                <table:table-cell table:style-name="Skills-StyleLanguages.B3" office:value-type="string">
                  <text:p text:style-name="P4"/>
                </table:table-cell>
                <table:table-cell table:style-name="Skills-StyleLanguages.B3" office:value-type="string">
                  <text:p text:style-name="P4"/>
                </table:table-cell>
              </table:table-row>
            </table:table>
          </text:section>
          <text:section text:style-name="Sect1" text:name="Skills-IDE">
            <text:h text:style-name="P9" text:outline-level="3">Среди за разработка</text:h>
            <table:table table:name="Skills-IDE" table:style-name="Skills-IDE">
              <table:table-column table:style-name="Skills-IDE.A"/>
              <table:table-column table:style-name="Skills-IDE.B"/>
              <table:table-column table:style-name="Skills-IDE.C"/>
              <table:table-column table:style-name="Skills-IDE.D"/>
              <table:table-row>
                <table:table-cell table:style-name="Skills-IDE.A1" office:value-type="string">
                  <text:p text:style-name="P11">Умение</text:p>
                </table:table-cell>
                <table:table-cell table:style-name="Skills-IDE.B1" office:value-type="string">
                  <text:p text:style-name="P11">Опит</text:p>
                </table:table-cell>
                <table:table-cell table:style-name="Skills-IDE.B1" office:value-type="string">
                  <text:p text:style-name="P11">Къде</text:p>
                </table:table-cell>
                <table:table-cell table:style-name="Skills-IDE.B1" office:value-type="string">
                  <text:p text:style-name="P11">Бележки</text:p>
                </table:table-cell>
              </table:table-row>
              <table:table-row>
                <table:table-cell table:style-name="Skills-IDE.A2" office:value-type="string">
                  <text:p text:style-name="P4">Borland® C++Builder™</text:p>
                </table:table-cell>
                <table:table-cell table:style-name="Skills-IDE.B2" office:value-type="string">
                  <text:p text:style-name="P4">Личен опит</text:p>
                </table:table-cell>
                <table:table-cell table:style-name="Skills-IDE.B2" office:value-type="string">
                  <text:p text:style-name="P12"/>
                </table:table-cell>
                <table:table-cell table:style-name="Skills-IDE.B2" office:value-type="string">
                  <text:p text:style-name="P12"/>
                </table:table-cell>
              </table:table-row>
              <table:table-row>
                <table:table-cell table:style-name="Skills-IDE.A3" office:value-type="string">
                  <text:p text:style-name="P4">Borland® Delphi™</text:p>
                </table:table-cell>
                <table:table-cell table:style-name="Skills-IDE.B3" office:value-type="string">
                  <text:p text:style-name="P4">Личен опит</text:p>
                </table:table-cell>
                <table:table-cell table:style-name="Skills-IDE.B3" office:value-type="string">
                  <text:p text:style-name="P12"/>
                </table:table-cell>
                <table:table-cell table:style-name="Skills-IDE.B3" office:value-type="string">
                  <text:p text:style-name="P12"/>
                </table:table-cell>
              </table:table-row>
              <table:table-row>
                <table:table-cell table:style-name="Skills-IDE.A2" office:value-type="string">
                  <text:p text:style-name="P4">GraphTalk™ Developer</text:p>
                </table:table-cell>
                <table:table-cell table:style-name="Skills-IDE.B2" office:value-type="string">
                  <text:p text:style-name="P4">2 и половина години</text:p>
                </table:table-cell>
                <table:table-cell table:style-name="Skills-IDE.B2" office:value-type="string">
                  <text:p text:style-name="P12"><text:a xlink:type="simple" xlink:href="http://www.obs.bg/">OBS BG</text:a></text:p>
                </table:table-cell>
                <table:table-cell table:style-name="Skills-IDE.B2" office:value-type="string">
                  <text:p text:style-name="P12"/>
                </table:table-cell>
              </table:table-row>
              <table:table-row>
                <table:table-cell table:style-name="Skills-IDE.A3" office:value-type="string">
                  <text:p text:style-name="P4">KDevelop (Gideon)</text:p>
                </table:table-cell>
                <table:table-cell table:style-name="Skills-IDE.B3" office:value-type="string">
                  <text:p text:style-name="P4">4 месеца</text:p>
                </table:table-cell>
                <table:table-cell table:style-name="Skills-IDE.B3" office:value-type="string">
                  <text:p text:style-name="P12"><text:a xlink:type="simple" xlink:href="http://gsotirov79.ddns.homelan.bg/%7Egsotirov/cv/cv.bg.html#Xpeqt"><text:span text:style-name="T1">Xpeqt</text:span></text:a></text:p>
                </table:table-cell>
                <table:table-cell table:style-name="Skills-IDE.B3" office:value-type="string">
                  <text:p text:style-name="P12">Личен опит</text:p>
                </table:table-cell>
              </table:table-row>
              <table:table-row>
                <table:table-cell table:style-name="Skills-IDE.A2" office:value-type="string">
                  <text:p text:style-name="P4">Microsoft® VisualC++®</text:p>
                </table:table-cell>
                <table:table-cell table:style-name="Skills-IDE.B2" office:value-type="string">
                  <text:p text:style-name="P4">4 месеца</text:p>
                </table:table-cell>
                <table:table-cell table:style-name="Skills-IDE.B2" office:value-type="string">
                  <text:p text:style-name="Table_20_Contents"><text:a xlink:type="simple" xlink:href="http://gsotirov79.ddns.homelan.bg/%7Egsotirov/cv/cv.bg.html#Xpeqt"><text:span text:style-name="T1">Xpeqt</text:span></text:a></text:p>
                </table:table-cell>
                <table:table-cell table:style-name="Skills-IDE.B2" office:value-type="string">
                  <text:p text:style-name="P4">Личен опит 1 година</text:p>
                </table:table-cell>
              </table:table-row>
              <table:table-row>
                <table:table-cell table:style-name="Skills-IDE.A3" office:value-type="string">
                  <text:p text:style-name="P4">Turbo® C/C++</text:p>
                </table:table-cell>
                <table:table-cell table:style-name="Skills-IDE.B3" office:value-type="string">
                  <text:p text:style-name="P4">Личен опит</text:p>
                </table:table-cell>
                <table:table-cell table:style-name="Skills-IDE.B3" office:value-type="string">
                  <text:p text:style-name="P4">n/a</text:p>
                </table:table-cell>
                <table:table-cell table:style-name="Skills-IDE.B3" office:value-type="string">
                  <text:p text:style-name="P12"/>
                </table:table-cell>
              </table:table-row>
              <table:table-row>
                <table:table-cell table:style-name="Skills-IDE.A2" office:value-type="string">
                  <text:p text:style-name="P4">Turbo® Pascal</text:p>
                </table:table-cell>
                <table:table-cell table:style-name="Skills-IDE.B2" office:value-type="string">
                  <text:p text:style-name="P4">Личен опит</text:p>
                </table:table-cell>
                <table:table-cell table:style-name="Skills-IDE.B2" office:value-type="string">
                  <text:p text:style-name="P4">n/a</text:p>
                </table:table-cell>
                <table:table-cell table:style-name="Skills-IDE.B2" office:value-type="string">
                  <text:p text:style-name="P12"/>
                </table:table-cell>
              </table:table-row>
              <table:table-row>
                <table:table-cell table:style-name="Skills-IDE.A3" office:value-type="string">
                  <text:p text:style-name="P4">Watcom™ C/C++</text:p>
                </table:table-cell>
                <table:table-cell table:style-name="Skills-IDE.B3" office:value-type="string">
                  <text:p text:style-name="P4">7 месеца</text:p>
                </table:table-cell>
                <table:table-cell table:style-name="Skills-IDE.B3" office:value-type="string">
                  <text:p text:style-name="Table_20_Contents"><text:a xlink:type="simple" xlink:href="http://gsotirov79.ddns.homelan.bg/%7Egsotirov/cv/cv.bg.html#Xpeqt"><text:span text:style-name="T1">Xpeqt</text:span></text:a></text:p>
                </table:table-cell>
                <table:table-cell table:style-name="Skills-IDE.B3" office:value-type="string">
                  <text:p text:style-name="P12"/>
                </table:table-cell>
              </table:table-row>
            </table:table>
          </text:section>
          <text:section text:style-name="Sect1" text:name="Skills-DevelopmentTools">
            <text:h text:style-name="P9" text:outline-level="3"/>
            <text:h text:style-name="P13" text:outline-level="3">Инструменти за разработка</text:h>
            <table:table table:name="Skills-DevelopmentTools" table:style-name="Skills-DevelopmentTools">
              <table:table-column table:style-name="Skills-DevelopmentTools.A"/>
              <table:table-column table:style-name="Skills-DevelopmentTools.B"/>
              <table:table-column table:style-name="Skills-DevelopmentTools.C"/>
              <table:table-column table:style-name="Skills-DevelopmentTools.D"/>
              <table:table-row>
                <table:table-cell table:style-name="Skills-DevelopmentTools.A1" office:value-type="string">
                  <text:p text:style-name="P11">Умение</text:p>
                </table:table-cell>
                <table:table-cell table:style-name="Skills-DevelopmentTools.B1" office:value-type="string">
                  <text:p text:style-name="P11">Опит</text:p>
                </table:table-cell>
                <table:table-cell table:style-name="Skills-DevelopmentTools.B1" office:value-type="string">
                  <text:p text:style-name="P11">Къде</text:p>
                </table:table-cell>
                <table:table-cell table:style-name="Skills-DevelopmentTools.B1" office:value-type="string">
                  <text:p text:style-name="P11">Бележки</text:p>
                </table:table-cell>
              </table:table-row>
              <table:table-row>
                <table:table-cell table:style-name="Skills-DevelopmentTools.A2" office:value-type="string">
                  <text:p text:style-name="P4">Bugzilla</text:p>
                </table:table-cell>
                <table:table-cell table:style-name="Skills-DevelopmentTools.B2" office:value-type="string">
                  <text:p text:style-name="P4">Личен опит</text:p>
                </table:table-cell>
                <table:table-cell table:style-name="Skills-DevelopmentTools.B2" office:value-type="string">
                  <text:p text:style-name="P4">n/a</text:p>
                </table:table-cell>
                <table:table-cell table:style-name="Skills-DevelopmentTools.B2" office:value-type="string">
                  <text:p text:style-name="Table_20_Contents"><text:a xlink:type="simple" xlink:href="http://gsotirov79.ddns.homelan.bg/bugzilla/"><text:span text:style-name="T1">sotirov.net's Bugzilla</text:span></text:a></text:p>
                </table:table-cell>
              </table:table-row>
              <table:table-row>
                <table:table-cell table:style-name="Skills-DevelopmentTools.A3" office:value-type="string">
                  <text:p text:style-name="P12">CVS</text:p>
                </table:table-cell>
                <table:table-cell table:style-name="Skills-DevelopmentTools.B3" office:value-type="string">
                  <text:p text:style-name="P4">3 месеца</text:p>
                </table:table-cell>
                <table:table-cell table:style-name="Skills-DevelopmentTools.B3" office:value-type="string">
                  <text:p text:style-name="Table_20_Contents"><text:a xlink:type="simple" xlink:href="http://gsotirov79.ddns.homelan.bg/%7Egsotirov/cv/cv.bg.html#Xpeqt"><text:span text:style-name="T1">Xpeqt</text:span></text:a></text:p>
                </table:table-cell>
                <table:table-cell table:style-name="Skills-DevelopmentTools.B3" office:value-type="string">
                  <text:p text:style-name="Table_20_Contents"><text:a xlink:type="simple" xlink:href="http://gsotirov79.ddns.homelan.bg/cgi-bin/cvsweb/cvsweb.cgi/"><text:span text:style-name="T1">sotirov.net's Public CVS</text:span></text:a></text:p>
                </table:table-cell>
              </table:table-row>
              <table:table-row>
                <table:table-cell table:style-name="Skills-DevelopmentTools.A2" office:value-type="string">
                  <text:p text:style-name="P12">Subversion</text:p>
                </table:table-cell>
                <table:table-cell table:style-name="Skills-DevelopmentTools.B2" office:value-type="string">
                  <text:p text:style-name="P12">Личен опит</text:p>
                </table:table-cell>
                <table:table-cell table:style-name="Skills-DevelopmentTools.B2" office:value-type="string">
                  <text:p text:style-name="P12">n/a</text:p>
                </table:table-cell>
                <table:table-cell table:style-name="Skills-DevelopmentTools.B2" office:value-type="string">
                  <text:p text:style-name="P12"><text:a xlink:type="simple" xlink:href="http://openfmi.net/projects/mozilla-bg/">Мозилла на български</text:a></text:p>
                </table:table-cell>
              </table:table-row>
              <table:table-row>
                <table:table-cell table:style-name="Skills-DevelopmentTools.A3" office:value-type="string">
                  <text:p text:style-name="P4">make, gmake</text:p>
                </table:table-cell>
                <table:table-cell table:style-name="Skills-DevelopmentTools.B3" office:value-type="string">
                  <text:p text:style-name="P4">3 месеца</text:p>
                </table:table-cell>
                <table:table-cell table:style-name="Skills-DevelopmentTools.B3" office:value-type="string">
                  <text:p text:style-name="Table_20_Contents"><text:a xlink:type="simple" xlink:href="http://gsotirov79.ddns.homelan.bg/%7Egsotirov/cv/cv.bg.html#Xpeqt"><text:span text:style-name="T1">Xpeqt</text:span></text:a></text:p>
                </table:table-cell>
                <table:table-cell table:style-name="Skills-DevelopmentTools.B3" office:value-type="string">
                  <text:p text:style-name="P12"/>
                </table:table-cell>
              </table:table-row>
            </table:table>
          </text:section>
          <text:section text:style-name="Sect1" text:name="Skills-DataBase_And_Modeling">
            <text:p text:style-name="Standard"/>
            <text:h text:style-name="P9" text:outline-level="3">Бази данни и моделиране</text:h>
            <table:table table:name="Skills-Database_And_Modeling" table:style-name="Skills-Database_5f_And_5f_Modeling">
              <table:table-column table:style-name="Skills-Database_5f_And_5f_Modeling.A"/>
              <table:table-column table:style-name="Skills-Database_5f_And_5f_Modeling.B"/>
              <table:table-column table:style-name="Skills-Database_5f_And_5f_Modeling.C"/>
              <table:table-column table:style-name="Skills-Database_5f_And_5f_Modeling.D"/>
              <table:table-row>
                <table:table-cell table:style-name="Skills-Database_5f_And_5f_Modeling.A1" office:value-type="string">
                  <text:p text:style-name="P11">Умение</text:p>
                </table:table-cell>
                <table:table-cell table:style-name="Skills-Database_5f_And_5f_Modeling.B1" office:value-type="string">
                  <text:p text:style-name="P11">Опит</text:p>
                </table:table-cell>
                <table:table-cell table:style-name="Skills-Database_5f_And_5f_Modeling.B1" office:value-type="string">
                  <text:p text:style-name="P11">Къде</text:p>
                </table:table-cell>
                <table:table-cell table:style-name="Skills-Database_5f_And_5f_Modeling.B1" office:value-type="string">
                  <text:p text:style-name="P11">Бележки</text:p>
                </table:table-cell>
              </table:table-row>
              <table:table-row>
                <table:table-cell table:style-name="Skills-Database_5f_And_5f_Modeling.A2" office:value-type="string">
                  <text:p text:style-name="P12">SQL</text:p>
                </table:table-cell>
                <table:table-cell table:style-name="Skills-Database_5f_And_5f_Modeling.B2" office:value-type="string">
                  <text:p text:style-name="P4">Личен опит</text:p>
                </table:table-cell>
                <table:table-cell table:style-name="Skills-Database_5f_And_5f_Modeling.B2" office:value-type="string">
                  <text:p text:style-name="P4">n/a</text:p>
                </table:table-cell>
                <table:table-cell table:style-name="Skills-Database_5f_And_5f_Modeling.B2" office:value-type="string">
                  <text:p text:style-name="P12"/>
                </table:table-cell>
              </table:table-row>
              <table:table-row>
                <table:table-cell table:style-name="Skills-Database_5f_And_5f_Modeling.A3" office:value-type="string">
                  <text:p text:style-name="P4">MySQL</text:p>
                </table:table-cell>
                <table:table-cell table:style-name="Skills-Database_5f_And_5f_Modeling.B3" office:value-type="string">
                  <text:p text:style-name="P4">Личен опит</text:p>
                </table:table-cell>
                <table:table-cell table:style-name="Skills-Database_5f_And_5f_Modeling.B3" office:value-type="string">
                  <text:p text:style-name="P4">n/a</text:p>
                </table:table-cell>
                <table:table-cell table:style-name="Skills-Database_5f_And_5f_Modeling.B3" office:value-type="string">
                  <text:p text:style-name="P12"/>
                </table:table-cell>
              </table:table-row>
            </table:table>
          </text:section>
          <text:section text:style-name="Sect1" text:name="Skills-OperatingSystems">
            <text:h text:style-name="P9" text:outline-level="3">Операционни системи</text:h>
            <table:table table:name="Skills-OS" table:style-name="Skills-OS">
              <table:table-column table:style-name="Skills-OS.A"/>
              <table:table-column table:style-name="Skills-OS.B"/>
              <table:table-column table:style-name="Skills-OS.C"/>
              <table:table-column table:style-name="Skills-OS.D"/>
              <table:table-row>
                <table:table-cell table:style-name="Skills-OS.A1" office:value-type="string">
                  <text:p text:style-name="P11">Умение</text:p>
                </table:table-cell>
                <table:table-cell table:style-name="Skills-OS.B1" office:value-type="string">
                  <text:p text:style-name="P11">Опит</text:p>
                </table:table-cell>
                <table:table-cell table:style-name="Skills-OS.B1" office:value-type="string">
                  <text:p text:style-name="P11">Къде</text:p>
                </table:table-cell>
                <table:table-cell table:style-name="Skills-OS.B1" office:value-type="string">
                  <text:p text:style-name="P11">Бележки</text:p>
                </table:table-cell>
              </table:table-row>
              <table:table-row>
                <table:table-cell table:style-name="Skills-OS.A2" office:value-type="string">
                  <text:p text:style-name="P4">Linux</text:p>
                </table:table-cell>
                <table:table-cell table:style-name="Skills-OS.B2" office:value-type="string">
                  <text:p text:style-name="P4">3 years</text:p>
                </table:table-cell>
                <table:table-cell table:style-name="Skills-OS.B2" office:value-type="string">
                  <text:p text:style-name="Table_20_Contents"><text:a xlink:type="simple" xlink:href="http://www.obs.bg/"><text:span text:style-name="T8">OBS BG</text:span></text:a><text:span text:style-name="T7">, </text:span><text:a xlink:type="simple" xlink:href="http://gsotirov79.ddns.homelan.bg/%7Egsotirov/cv/cv.bg.html#Xpeqt"><text:span text:style-name="T1">Xpeqt</text:span></text:a></text:p>
                </table:table-cell>
                <table:table-cell table:style-name="Skills-OS.B2" office:value-type="string">
                  <text:p text:style-name="P4">Личен опит 4 години</text:p>
                </table:table-cell>
              </table:table-row>
              <table:table-row>
                <table:table-cell table:style-name="Skills-OS.A3" office:value-type="string">
                  <text:p text:style-name="P4">Windows</text:p>
                </table:table-cell>
                <table:table-cell table:style-name="Skills-OS.B3" office:value-type="string">
                  <text:p text:style-name="P4">3 years</text:p>
                </table:table-cell>
                <table:table-cell table:style-name="Skills-OS.B3" office:value-type="string">
                  <text:p text:style-name="Table_20_Contents"><text:a xlink:type="simple" xlink:href="http://www.obs.bg/"><text:span text:style-name="T8">OBS BG</text:span></text:a><text:span text:style-name="T7">, </text:span><text:a xlink:type="simple" xlink:href="http://gsotirov79.ddns.homelan.bg/%7Egsotirov/cv/cv.bg.html#Xpeqt"><text:span text:style-name="T1">Xpeqt</text:span></text:a><text:span text:style-name="T7">, </text:span><text:a xlink:type="simple" xlink:href="http://www.bitex.com/"><text:span text:style-name="T8">BIT</text:span></text:a></text:p>
                </table:table-cell>
                <table:table-cell table:style-name="Skills-OS.B3" office:value-type="string">
                  <text:p text:style-name="P4">Личен опит 5 години</text:p>
                </table:table-cell>
              </table:table-row>
            </table:table>
          </text:section>
          <text:section text:style-name="Sect1" text:name="Skills-CommunicationInterfaces">
            <text:h text:style-name="P9" text:outline-level="3">Интерфейси за връзка</text:h>
            <table:table table:name="Skills-CommunicationInterfaces" table:style-name="Skills-CommunicationInterfaces">
              <table:table-column table:style-name="Skills-CommunicationInterfaces.A"/>
              <table:table-column table:style-name="Skills-CommunicationInterfaces.B"/>
              <table:table-column table:style-name="Skills-CommunicationInterfaces.C"/>
              <table:table-column table:style-name="Skills-CommunicationInterfaces.D"/>
              <table:table-row>
                <table:table-cell table:style-name="Skills-CommunicationInterfaces.A1" office:value-type="string">
                  <text:p text:style-name="P11">Умение</text:p>
                </table:table-cell>
                <table:table-cell table:style-name="Skills-CommunicationInterfaces.B1" office:value-type="string">
                  <text:p text:style-name="P11">Опит</text:p>
                </table:table-cell>
                <table:table-cell table:style-name="Skills-CommunicationInterfaces.B1" office:value-type="string">
                  <text:p text:style-name="P11">Къде</text:p>
                </table:table-cell>
                <table:table-cell table:style-name="Skills-CommunicationInterfaces.B1" office:value-type="string">
                  <text:p text:style-name="P11">Бележки</text:p>
                </table:table-cell>
              </table:table-row>
              <table:table-row>
                <table:table-cell table:style-name="Skills-CommunicationInterfaces.A2" office:value-type="string">
                  <text:p text:style-name="Table_20_Contents"><text:a xlink:type="simple" xlink:href="http://gsotirov79.ddns.homelan.bg/%7Egsotirov/glossary.bg.html#DeviceNet"><text:span text:style-name="T1">DeviceNet™</text:span></text:a></text:p>
                </table:table-cell>
                <table:table-cell table:style-name="Skills-CommunicationInterfaces.B2" office:value-type="string">
                  <text:p text:style-name="P4">7 месеца</text:p>
                </table:table-cell>
                <table:table-cell table:style-name="Skills-CommunicationInterfaces.B2" office:value-type="string">
                  <text:p text:style-name="Table_20_Contents"><text:a xlink:type="simple" xlink:href="http://gsotirov79.ddns.homelan.bg/%7Egsotirov/cv/cv.bg.html#Xpeqt"><text:span text:style-name="T1">Xpeqt</text:span></text:a></text:p>
                </table:table-cell>
                <table:table-cell table:style-name="Skills-CommunicationInterfaces.B2" office:value-type="string">
                  <text:p text:style-name="P12"/>
                </table:table-cell>
              </table:table-row>
              <table:table-row>
                <table:table-cell table:style-name="Skills-CommunicationInterfaces.A3" office:value-type="string">
                  <text:p text:style-name="P12">SNMP</text:p>
                </table:table-cell>
                <table:table-cell table:style-name="Skills-CommunicationInterfaces.B3" office:value-type="string">
                  <text:p text:style-name="P12">3 месеца</text:p>
                </table:table-cell>
                <table:table-cell table:style-name="Skills-CommunicationInterfaces.B3" office:value-type="string">
                  <text:p text:style-name="P12"><text:a xlink:type="simple" xlink:href="http://www.bitex.com/">BIT</text:a></text:p>
                </table:table-cell>
                <table:table-cell table:style-name="Skills-CommunicationInterfaces.B3" office:value-type="string">
                  <text:p text:style-name="P12"/>
                </table:table-cell>
              </table:table-row>
              <table:table-row>
                <table:table-cell table:style-name="Skills-CommunicationInterfaces.A2" office:value-type="string">
                  <text:p text:style-name="P4">TCP/IP</text:p>
                </table:table-cell>
                <table:table-cell table:style-name="Skills-CommunicationInterfaces.B2" office:value-type="string">
                  <text:p text:style-name="P4">Личен опит</text:p>
                </table:table-cell>
                <table:table-cell table:style-name="Skills-CommunicationInterfaces.B2" office:value-type="string">
                  <text:p text:style-name="P4">n/a</text:p>
                </table:table-cell>
                <table:table-cell table:style-name="Skills-CommunicationInterfaces.B2" office:value-type="string">
                  <text:p text:style-name="P12"/>
                </table:table-cell>
              </table:table-row>
            </table:table>
          </text:section>
          <text:section text:style-name="Sect1" text:name="Skills-SpokenLanguages">
            <text:h text:style-name="P9" text:outline-level="3">Езици</text:h>
            <table:table table:name="Skills-SpokenLanguages" table:style-name="Skills-SpokenLanguages">
              <table:table-column table:style-name="Skills-SpokenLanguages.A"/>
              <table:table-column table:style-name="Skills-SpokenLanguages.B"/>
              <table:table-column table:style-name="Skills-SpokenLanguages.C"/>
              <table:table-column table:style-name="Skills-SpokenLanguages.D"/>
              <table:table-row>
                <table:table-cell table:style-name="Skills-SpokenLanguages.A1" office:value-type="string">
                  <text:p text:style-name="P11">Умение</text:p>
                </table:table-cell>
                <table:table-cell table:style-name="Skills-SpokenLanguages.B1" office:value-type="string">
                  <text:p text:style-name="P11">Опит</text:p>
                </table:table-cell>
                <table:table-cell table:style-name="Skills-SpokenLanguages.B1" office:value-type="string">
                  <text:p text:style-name="P11">Къде</text:p>
                </table:table-cell>
                <table:table-cell table:style-name="Skills-SpokenLanguages.B1" office:value-type="string">
                  <text:p text:style-name="P11">Бележки</text:p>
                </table:table-cell>
              </table:table-row>
              <table:table-row>
                <table:table-cell table:style-name="Skills-SpokenLanguages.A2" office:value-type="string">
                  <text:p text:style-name="P4">Български</text:p>
                </table:table-cell>
                <table:table-cell table:style-name="Skills-SpokenLanguages.B2" office:value-type="string">
                  <text:p text:style-name="P4">n/a</text:p>
                </table:table-cell>
                <table:table-cell table:style-name="Skills-SpokenLanguages.B2" office:value-type="string">
                  <text:p text:style-name="P4">n/a</text:p>
                </table:table-cell>
                <table:table-cell table:style-name="Skills-SpokenLanguages.B2" office:value-type="string">
                  <text:p text:style-name="P4">Майчин език</text:p>
                </table:table-cell>
              </table:table-row>
              <table:table-row>
                <table:table-cell table:style-name="Skills-SpokenLanguages.A3" office:value-type="string">
                  <text:p text:style-name="P4">Английски</text:p>
                </table:table-cell>
                <table:table-cell table:style-name="Skills-SpokenLanguages.B3" office:value-type="string">
                  <text:p text:style-name="P4">5 години</text:p>
                </table:table-cell>
                <table:table-cell table:style-name="Skills-SpokenLanguages.B3" office:value-type="string">
                  <text:p text:style-name="Table_20_Contents"><text:a xlink:type="simple" xlink:href="http://gsotirov79.ddns.homelan.bg/%7Egsotirov/cv/cv.bg.html#Xpeqt"><text:span text:style-name="T1">Xpeqt</text:span></text:a><text:span text:style-name="T7">, </text:span><text:a xlink:type="simple" xlink:href="http://www.bitex.com/"><text:span text:style-name="T8">BIT</text:span></text:a></text:p>
                </table:table-cell>
                <table:table-cell table:style-name="Skills-SpokenLanguages.B3" office:value-type="string">
                  <text:p text:style-name="P12"/>
                </table:table-cell>
              </table:table-row>
            </table:table>
          </text:section>
        </text:section>
        <text:section text:style-name="Sect1" text:name="AdditionlQualifications">
          <text:h text:style-name="P7" text:outline-level="2">Допълнителни квалификации<text:tab/></text:h>
          <text:h text:style-name="P9" text:outline-level="3">Юли 2003 - Август 2003</text:h>
          <table:table table:name="AdditionalQualifications" table:style-name="AdditionalQualifications">
            <table:table-column table:style-name="AdditionalQualifications.A"/>
            <table:table-column table:style-name="AdditionalQualifications.B"/>
            <table:table-row>
              <table:table-cell table:style-name="AdditionalQualifications.A1" office:value-type="string">
                <text:p text:style-name="P3">Наименование:</text:p>
              </table:table-cell>
              <table:table-cell table:style-name="AdditionalQualifications.B1" office:value-type="string">
                <text:p text:style-name="Table_20_Contents"><text:span text:style-name="T9">Разработчик на </text:span><text:a xlink:type="simple" xlink:href="http://gsotirov79.ddns.homelan.bg/%7Egsotirov/glossary.bg..html#GT"><text:span text:style-name="T10">GraphTalk</text:span></text:a><text:span text:style-name="T9"> и </text:span><text:a xlink:type="simple" xlink:href="http://gsotirov79.ddns.homelan.bg/%7Egsotirov/glossary.bg.html#GTAIA"><text:span text:style-name="T10">A.I.A</text:span></text:a></text:p>
              </table:table-cell>
            </table:table-row>
            <table:table-row>
              <table:table-cell table:style-name="AdditionalQualifications.A1" office:value-type="string">
                <text:p text:style-name="P3">Фирма:</text:p>
              </table:table-cell>
              <table:table-cell table:style-name="AdditionalQualifications.B1" office:value-type="string">
                <text:p text:style-name="Table_20_Contents"><text:a xlink:type="simple" xlink:href="http://www.csc.com/"><text:span text:style-name="T1">Computer Sciences Corporation</text:span></text:a></text:p>
              </table:table-cell>
            </table:table-row>
            <table:table-row>
              <table:table-cell table:style-name="AdditionalQualifications.A1" office:value-type="string">
                <text:p text:style-name="P3">Описание:</text:p>
              </table:table-cell>
              <table:table-cell table:style-name="AdditionalQualifications.B1" office:value-type="string">
                <text:p text:style-name="Table_20_Contents"><text:span text:style-name="T7">Курса подготвя обучаващите се за работа с </text:span><text:a xlink:type="simple" xlink:href="http://gsotirov79.ddns.homelan.bg/%7Egsotirov/glossary.bg..html#GT"><text:span text:style-name="T1">GraphTalk Developer</text:span></text:a><text:span text:style-name="T7"> и ги въвежда в разработването за </text:span><text:a xlink:type="simple" xlink:href="http://gsotirov79.ddns.homelan.bg/%7Egsotirov/glossary.bg.html#GTAIA"><text:span text:style-name="T1">GraphTalk A.I.A</text:span></text:a><text:span text:style-name="T7">. </text:span></text:p>
              </table:table-cell>
            </table:table-row>
          </table:table>
        </text:section>
        <text:section text:style-name="Sect1" text:name="EmploymentHistory">
          <text:h text:style-name="P7" text:outline-level="2">Трудов опит<text:tab/></text:h>
          <text:h text:style-name="P9" text:outline-level="3">Октомври 2005 - до сега</text:h>
          <table:table table:name="Таблица1" table:style-name="Таблица1">
            <table:table-column table:style-name="Таблица1.A"/>
            <table:table-column table:style-name="Таблица1.B"/>
            <table:table-row>
              <table:table-cell table:style-name="Таблица1.A1" office:value-type="string">
                <text:p text:style-name="P3">Длъжност:</text:p>
              </table:table-cell>
              <table:table-cell table:style-name="Таблица1.B1" office:value-type="string">
                <text:p text:style-name="P14">Старши програмист</text:p>
              </table:table-cell>
            </table:table-row>
            <table:table-row>
              <table:table-cell table:style-name="Таблица1.A1" office:value-type="string">
                <text:p text:style-name="P3">Фирма:</text:p>
              </table:table-cell>
              <table:table-cell table:style-name="Таблица1.B1" office:value-type="string">
                <text:p text:style-name="Table_20_Contents"><text:a xlink:type="simple" xlink:href="http://www.obs.bg/"><text:span text:style-name="T1">Object Builder Software Bulgaria</text:span></text:a></text:p>
              </table:table-cell>
            </table:table-row>
            <table:table-row>
              <table:table-cell table:style-name="Таблица1.A1" office:value-type="string">
                <text:p text:style-name="P3">Място:</text:p>
              </table:table-cell>
              <table:table-cell table:style-name="Таблица1.B1" office:value-type="string">
                <text:p text:style-name="P4">София, България</text:p>
              </table:table-cell>
            </table:table-row>
            <table:table-row>
              <table:table-cell table:style-name="Таблица1.A1" office:value-type="string">
                <text:p text:style-name="P3">Размер на екипа:</text:p>
              </table:table-cell>
              <table:table-cell table:style-name="Таблица1.B1" office:value-type="string">
                <text:p text:style-name="P4">15 души</text:p>
              </table:table-cell>
            </table:table-row>
            <table:table-row>
              <table:table-cell table:style-name="Таблица1.A1" office:value-type="string">
                <text:p text:style-name="P3">Задължения:</text:p>
              </table:table-cell>
              <table:table-cell table:style-name="Таблица1.B1" office:value-type="string">
                <text:p text:style-name="P4">Разработване и координиране на разработването на програмно осигуряване в областта на застраховането.</text:p>
              </table:table-cell>
            </table:table-row>
          </table:table>
          <text:h text:style-name="P9" text:outline-level="3"><text:bookmark text:name="OBS"/>Юли 2003 – Октомври 2005</text:h>
          <table:table table:name="EmploymentHistory3" table:style-name="EmploymentHistory3">
            <table:table-column table:style-name="EmploymentHistory3.A"/>
            <table:table-column table:style-name="EmploymentHistory3.B"/>
            <table:table-row>
              <table:table-cell table:style-name="EmploymentHistory3.A1" office:value-type="string">
                <text:p text:style-name="P3">Длъжност:</text:p>
              </table:table-cell>
              <table:table-cell table:style-name="EmploymentHistory3.B1" office:value-type="string">
                <text:p text:style-name="P14">Програмист</text:p>
              </table:table-cell>
            </table:table-row>
            <table:table-row>
              <table:table-cell table:style-name="EmploymentHistory3.A1" office:value-type="string">
                <text:p text:style-name="P3">Фирма:</text:p>
              </table:table-cell>
              <table:table-cell table:style-name="EmploymentHistory3.B1" office:value-type="string">
                <text:p text:style-name="Table_20_Contents"><text:a xlink:type="simple" xlink:href="http://www.obs.bg/"><text:span text:style-name="T1">Object Builder Software Bulgaria</text:span></text:a></text:p>
              </table:table-cell>
            </table:table-row>
            <table:table-row>
              <table:table-cell table:style-name="EmploymentHistory3.A1" office:value-type="string">
                <text:p text:style-name="P3">Място:</text:p>
              </table:table-cell>
              <table:table-cell table:style-name="EmploymentHistory3.B1" office:value-type="string">
                <text:p text:style-name="P4">София, България</text:p>
              </table:table-cell>
            </table:table-row>
            <table:table-row>
              <table:table-cell table:style-name="EmploymentHistory3.A1" office:value-type="string">
                <text:p text:style-name="P3">Размер на екипа:</text:p>
              </table:table-cell>
              <table:table-cell table:style-name="EmploymentHistory3.B1" office:value-type="string">
                <text:p text:style-name="P4">между 5 и 20 души</text:p>
              </table:table-cell>
            </table:table-row>
            <table:table-row>
              <table:table-cell table:style-name="EmploymentHistory3.A1" office:value-type="string">
                <text:p text:style-name="P3">Задължения:</text:p>
              </table:table-cell>
              <table:table-cell table:style-name="EmploymentHistory3.B1" office:value-type="string">
                <text:p text:style-name="P4">Разработване на програмно осигуряване в областта на застраховането.</text:p>
              </table:table-cell>
            </table:table-row>
          </table:table>
          <text:h text:style-name="P9" text:outline-level="3"><text:bookmark text:name="Xpeqt"/>Май 2002 - Януари 2003</text:h>
          <table:table table:name="EmploymentHistory2" table:style-name="EmploymentHistory2">
            <table:table-column table:style-name="EmploymentHistory2.A"/>
            <table:table-column table:style-name="EmploymentHistory2.B"/>
            <table:table-row>
              <table:table-cell table:style-name="EmploymentHistory2.A1" office:value-type="string">
                <text:p text:style-name="P3">Длъжност:</text:p>
              </table:table-cell>
              <table:table-cell table:style-name="EmploymentHistory2.B1" office:value-type="string">
                <text:p text:style-name="P14">Програмист на C/C++</text:p>
              </table:table-cell>
            </table:table-row>
            <table:table-row>
              <table:table-cell table:style-name="EmploymentHistory2.A1" office:value-type="string">
                <text:p text:style-name="P3">Фирма:</text:p>
              </table:table-cell>
              <table:table-cell table:style-name="EmploymentHistory2.B1" office:value-type="string">
                <text:p text:style-name="Table_20_Contents"><text:a xlink:type="simple" xlink:href="http://www.xpeqt.com/"><text:span text:style-name="T1">Xpeqt</text:span></text:a></text:p>
              </table:table-cell>
            </table:table-row>
            <table:table-row>
              <table:table-cell table:style-name="EmploymentHistory2.A1" office:value-type="string">
                <text:p text:style-name="P3">Място:</text:p>
              </table:table-cell>
              <table:table-cell table:style-name="EmploymentHistory2.B1" office:value-type="string">
                <text:p text:style-name="P4">София, България</text:p>
              </table:table-cell>
            </table:table-row>
            <table:table-row>
              <table:table-cell table:style-name="EmploymentHistory2.A1" office:value-type="string">
                <text:p text:style-name="P3">Размер на екипа:</text:p>
              </table:table-cell>
              <table:table-cell table:style-name="EmploymentHistory2.B1" office:value-type="string">
                <text:p text:style-name="P4">5-25 души</text:p>
              </table:table-cell>
            </table:table-row>
            <table:table-row>
              <table:table-cell table:style-name="EmploymentHistory2.A1" office:value-type="string">
                <text:p text:style-name="P3">Задължения:</text:p>
              </table:table-cell>
              <table:table-cell table:style-name="EmploymentHistory2.B1" office:value-type="string">
                <text:p text:style-name="Table_20_Contents"><text:span text:style-name="T7">Проектиране, писане, изпитване и документиране на модул (допълнение), който да бъде използване в програмно осигуряване за контрол на машини. Целта на модула е да осъществява връзка с </text:span><text:a xlink:type="simple" xlink:href="http://gsotirov79.ddns.homelan.bg/%7Egsotirov/glossary.bg.html#DeviceNet"><text:span text:style-name="T1">DeviceNet™</text:span></text:a><text:span text:style-name="T7"> устройства.</text:span></text:p>
              </table:table-cell>
            </table:table-row>
            <table:table-row>
              <table:table-cell table:style-name="EmploymentHistory2.A1" office:value-type="string">
                <text:p text:style-name="P3">Причина за напускане:</text:p>
              </table:table-cell>
              <table:table-cell table:style-name="EmploymentHistory2.B1" office:value-type="string">
                <text:p text:style-name="P4">Съкращаване на персонала поради намаляване на работата.</text:p>
              </table:table-cell>
            </table:table-row>
          </table:table>
          <text:h text:style-name="P9" text:outline-level="3"><text:bookmark text:name="BIT"/>Септември 2001 - Март 2002</text:h>
          <table:table table:name="Table1" table:style-name="Table1">
            <table:table-column table:style-name="Table1.A"/>
            <table:table-column table:style-name="Table1.B"/>
            <table:table-row>
              <table:table-cell table:style-name="Table1.A1" office:value-type="string">
                <text:p text:style-name="P3">Длъжност:</text:p>
              </table:table-cell>
              <table:table-cell table:style-name="Table1.B1" office:value-type="string">
                <text:p text:style-name="P14">Технически сътрудник</text:p>
              </table:table-cell>
            </table:table-row>
            <table:table-row>
              <table:table-cell table:style-name="Table1.A1" office:value-type="string">
                <text:p text:style-name="P3">Фирма:</text:p>
              </table:table-cell>
              <table:table-cell table:style-name="Table1.B1" office:value-type="string">
                <text:p text:style-name="Table_20_Contents"><text:a xlink:type="simple" xlink:href="http://www.bitex.com/"><text:span text:style-name="T1">Български Информационни Технологии</text:span></text:a></text:p>
              </table:table-cell>
            </table:table-row>
            <table:table-row>
              <table:table-cell table:style-name="Table1.A1" office:value-type="string">
                <text:p text:style-name="P3">Място:</text:p>
              </table:table-cell>
              <table:table-cell table:style-name="Table1.B1" office:value-type="string">
                <text:p text:style-name="P4">София, България</text:p>
              </table:table-cell>
            </table:table-row>
            <table:table-row>
              <table:table-cell table:style-name="Table1.A1" office:value-type="string">
                <text:p text:style-name="P3">Размер на екипа:</text:p>
              </table:table-cell>
              <table:table-cell table:style-name="Table1.B1" office:value-type="string">
                <text:p text:style-name="P4">8 души</text:p>
              </table:table-cell>
            </table:table-row>
            <table:table-row>
              <table:table-cell table:style-name="Table1.A1" office:value-type="string">
                <text:p text:style-name="P3">Задължения:</text:p>
              </table:table-cell>
              <table:table-cell table:style-name="Table1.B1" office:value-type="string">
                <text:p text:style-name="P4">Оказване на техническа помощ на клиентите на фирмата и писане на Perl скриптове за сървърите на фирмата.</text:p>
              </table:table-cell>
            </table:table-row>
          </table:table>
        </text:section>
        <text:section text:style-name="Sect1" text:name="SampleProjects">
          <text:h text:style-name="P2" text:outline-level="2">Примерни проекти<text:tab/></text:h>
          <text:h text:style-name="P9" text:outline-level="3"><text:bookmark text:name="EP-12"/>Юни 2002 - Септември 2002</text:h>
          <table:table table:name="SampleProjects1" table:style-name="SampleProjects1">
            <table:table-column table:style-name="SampleProjects1.A"/>
            <table:table-column table:style-name="SampleProjects1.B"/>
            <table:table-row>
              <table:table-cell table:style-name="SampleProjects1.A1" office:value-type="string">
                <text:p text:style-name="P4">Име:</text:p>
              </table:table-cell>
              <table:table-cell table:style-name="SampleProjects1.B1" office:value-type="string">
                <text:p text:style-name="Table_20_Contents"><text:a xlink:type="simple" xlink:href="http://gsotirov79.ddns.homelan.bg/%7Egsotirov/cv/doc/ep12.pdf"><text:span text:style-name="T10">EP-12</text:span></text:a></text:p>
              </table:table-cell>
            </table:table-row>
            <table:table-row>
              <table:table-cell table:style-name="SampleProjects1.A1" office:value-type="string">
                <text:p text:style-name="P4">Описание:</text:p>
              </table:table-cell>
              <table:table-cell table:style-name="SampleProjects1.B1" office:value-type="string">
                <text:p text:style-name="P4">EP-12 е Имерител на шупливост чрез елипсометрия и има възможността да измерва пластини с диаметър 200 и 300 мм.</text:p>
              </table:table-cell>
            </table:table-row>
            <table:table-row>
              <table:table-cell table:style-name="SampleProjects1.A1" office:value-type="string">
                <text:p text:style-name="P4">Продължителност:</text:p>
              </table:table-cell>
              <table:table-cell table:style-name="SampleProjects1.B1" office:value-type="string">
                <text:p text:style-name="P4">4 месеца</text:p>
              </table:table-cell>
            </table:table-row>
            <table:table-row>
              <table:table-cell table:style-name="SampleProjects1.A1" office:value-type="string">
                <text:p text:style-name="P4">Използвани технологии:</text:p>
              </table:table-cell>
              <table:table-cell table:style-name="SampleProjects1.B1" office:value-type="string">
                <text:p text:style-name="Table_20_Contents"><text:a xlink:type="simple" xlink:href="http://gsotirov79.ddns.homelan.bg/%7Egsotirov/glossary.bg.html#EllipsometricPorosimetry"><text:span text:style-name="T1">Измерване на шупливост чрез елипсометрия</text:span></text:a><text:span text:style-name="T7">, </text:span><text:a xlink:type="simple" xlink:href="http://gsotirov79.ddns.homelan.bg/%7Egsotirov/glossary.bg.html#DeviceNet"><text:span text:style-name="T1">DeviceNet™</text:span></text:a><text:span text:style-name="T7">, C/C++</text:span></text:p>
              </table:table-cell>
            </table:table-row>
            <table:table-row>
              <table:table-cell table:style-name="SampleProjects1.A1" office:value-type="string">
                <text:p text:style-name="P4">Длъжност:</text:p>
              </table:table-cell>
              <table:table-cell table:style-name="SampleProjects1.B1" office:value-type="string">
                <text:p text:style-name="P4">Младши C/C++ Програмист</text:p>
              </table:table-cell>
            </table:table-row>
            <table:table-row>
              <table:table-cell table:style-name="SampleProjects1.A1" office:value-type="string">
                <text:p text:style-name="P4">Размер на екипа:</text:p>
              </table:table-cell>
              <table:table-cell table:style-name="SampleProjects1.B1" office:value-type="string">
                <text:p text:style-name="P4">около 25 души</text:p>
              </table:table-cell>
            </table:table-row>
            <table:table-row>
              <table:table-cell table:style-name="SampleProjects1.A1" office:value-type="string">
                <text:p text:style-name="P4">Фирма:</text:p>
              </table:table-cell>
              <table:table-cell table:style-name="SampleProjects1.B1" office:value-type="string">
                <text:p text:style-name="Table_20_Contents"><text:a xlink:type="simple" xlink:href="http://www.xpeqt.com/"><text:span text:style-name="T1">Xpeqt</text:span></text:a></text:p>
              </table:table-cell>
            </table:table-row>
            <table:table-row>
              <table:table-cell table:style-name="SampleProjects1.A1" office:value-type="string">
                <text:p text:style-name="P4">Описание на фирмата:</text:p>
              </table:table-cell>
              <table:table-cell table:style-name="SampleProjects1.B1" office:value-type="string">
                <text:p text:style-name="P4">Фирмата е производител на широка гама оборудване за изпитване, характеризиране и диагностика за микроелектронната и електронната промишленост.</text:p>
              </table:table-cell>
            </table:table-row>
          </table:table>
          <text:p text:style-name="Text_20_body"><text:a xlink:type="simple" xlink:href="http://gsotirov79.ddns.homelan.bg/%7Egsotirov/cv/projects/"><text:span text:style-name="T1">Лични проекти</text:span></text:a></text:p>
        </text:section>
        <text:section text:style-name="Sect1" text:name="References">
          <text:h text:style-name="P15" text:outline-level="2">Препоръки<text:tab/></text:h>
          <text:list text:style-name="L2">
            <text:list-item>
              <text:p text:style-name="P16"><text:span text:style-name="T7">От </text:span><text:a xlink:type="simple" xlink:href="http://gsotirov79.ddns.homelan.bg/%7Egsotirov/cv/cv.bg.html#Xpeqt"><text:span text:style-name="T1">Xpeqt</text:span></text:a><text:span text:style-name="T7">;</text:span></text:p>
            </text:list-item>
          </text:list>
          <text:p text:style-name="P17"><text:span text:style-name="T11">Забележка</text:span>: Препоръки се предоставят при поискване.</text:p>
        </text:section>
      </text:section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ACRONYM" style:family="text"/>
    <style:style style:name="Q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5</text:page-number> от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initial-creator>Georgi Sotirov</meta:initial-creator>
    <meta:creation-date>2005-08-28T16:46:32</meta:creation-date>
    <dc:creator>Георги Сотиров</dc:creator>
    <dc:date>2006-01-18T08:38:57</dc:date>
    <dc:language>bg-BG</dc:language>
    <meta:editing-cycles>94</meta:editing-cycles>
    <meta:editing-duration>PT1H21M40S</meta:editing-duration>
    <meta:user-defined meta:name="Info 1"/>
    <meta:user-defined meta:name="Info 2"/>
    <meta:user-defined meta:name="Info 3"/>
    <meta:user-defined meta:name="Info 4"/>
    <meta:document-statistic meta:table-count="19" meta:image-count="0" meta:object-count="0" meta:page-count="5" meta:paragraph-count="287" meta:word-count="695" meta:character-count="4219"/>
  </office:meta>
</office:document-meta>
</file>